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微軟正黑體" svg:font-family="微軟正黑體"/>
    <style:font-face style:name="Courier New" svg:font-family="&quot;Courier New&quot;"/>
  </office:font-face-decls>
  <office:automatic-styles>
    <style:style style:name="ce1" style:family="table-cell" style:parent-style-name="_19968__33324__32_2" style:data-style-name="N0">
      <style:table-cell-properties style:vertical-align="automatic" fo:background-color="#FFFFFF" style:cell-protect="protected"/>
      <style:text-properties style:font-name="微軟正黑體" style:font-name-asian="微軟正黑體" style:font-name-complex="微軟正黑體" style:font-family-generic="swiss"/>
    </style:style>
    <style:style style:name="ce2" style:family="table-cell" style:parent-style-name="_21315__20998__20301__91_0_93__32_3" style:data-style-name="N60">
      <style:table-cell-properties fo:border-top="none" fo:border-bottom="thin solid #000000" fo:border-left="none" fo:border-right="none" style:vertical-align="middle" fo:background-color="#FFFFFF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3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4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Book2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6" style:family="table-cell" style:parent-style-name="_19968__33324__32_2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7" style:family="table-cell" style:parent-style-name="_19968__33324__32_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8" style:family="table-cell" style:parent-style-name="_21315__20998__20301__91_0_93__32_3" style:data-style-name="N6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" style:family="table-cell" style:parent-style-name="_19968__33324__92.10_22806__31821__33287__22823__38520__37197__20598__35657__20214__21029__21450__22283__31821__21029_" style:data-style-name="N72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" style:family="table-cell" style:parent-style-name="_19968__33324__Book3" style:data-style-name="N56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" style:family="table-cell" style:parent-style-name="_19968__33324__Book3" style:data-style-name="N56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" style:family="table-cell" style:parent-style-name="_19968__33324__92.10_22806__31821__33287__22823__38520__37197__20598__35657__20214__21029__21450__22283__31821__21029_" style:data-style-name="N72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" style:family="table-cell" style:parent-style-name="_19968__33324__Book3" style:data-style-name="N56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" style:family="table-cell" style:parent-style-name="_19968__33324__Book3" style:data-style-name="N56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19968__33324__92.10_22806__31821__33287__22823__38520__37197__20598__35657__20214__21029__21450__22283__31821__21029_" style:data-style-name="N72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8" style:family="table-cell" style:parent-style-name="_19968__33324__Book3" style:data-style-name="N56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" style:family="table-cell" style:parent-style-name="_19968__33324__Book3" style:data-style-name="N56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" style:family="table-cell" style:parent-style-name="_19968__33324__32_2" style:data-style-name="N0">
      <style:table-cell-properties style:vertical-align="middle" fo:background-color="#FFFFFF" style:cell-protect="protected"/>
      <style:text-properties style:font-name="微軟正黑體" style:font-name-asian="微軟正黑體" style:font-name-complex="微軟正黑體" style:font-family-generic="swiss"/>
    </style:style>
    <style:style style:name="ce21" style:family="table-cell" style:parent-style-name="_19968__33324_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2" style:family="table-cell" style:parent-style-name="_19968__33324__92.10_22806__31821__33287__22823__38520__37197__20598__35657__20214__21029__21450__22283__31821__21029_" style:data-style-name="N72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3" style:family="table-cell" style:parent-style-name="_19968__33324__92.10_22806__31821__33287__22823__38520__37197__20598__35657__20214__21029__21450__22283__31821__21029_" style:data-style-name="N72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4" style:family="table-cell" style:parent-style-name="_19968__33324__Book3" style:data-style-name="N56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5" style:family="table-cell" style:parent-style-name="_19968__33324__Book3" style:data-style-name="N56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6" style:family="table-cell" style:parent-style-name="_19968__33324__32_2" style:data-style-name="N0">
      <style:table-cell-properties style:vertical-align="top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27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28" style:family="table-cell" style:parent-style-name="_19968__33324__32_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微軟正黑體" style:font-name-asian="微軟正黑體" style:font-name-complex="微軟正黑體" style:font-family-generic="swiss"/>
    </style:style>
    <style:style style:name="ce29" style:family="table-cell" style:parent-style-name="_19968__33324__32_2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19968__33324__32_2" style:data-style-name="N0">
      <style:table-cell-properties style:vertical-align="automatic" fo:background-color="#FFFFFF" style:cell-protect="protected"/>
      <style:text-properties style:font-name="微軟正黑體" style:font-name-asian="微軟正黑體" style:font-name-complex="微軟正黑體" style:font-family-generic="swiss"/>
    </style:style>
    <style:style style:name="ce31" style:family="table-cell" style:parent-style-name="_19968__33324__32_2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32" style:family="table-cell" style:parent-style-name="_19968__33324__32_2" style:data-style-name="N0">
      <style:table-cell-properties style:vertical-align="automatic" fo:background-color="#FFFFFF" style:cell-protect="protected"/>
      <style:text-properties style:font-name="微軟正黑體" style:font-name-asian="微軟正黑體" style:font-name-complex="微軟正黑體" style:font-family-generic="swiss"/>
    </style:style>
    <style:style style:name="ce33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34" style:family="table-cell" style:parent-style-name="_19968__33324__32_2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5" style:family="table-cell" style:parent-style-name="_19968__33324__32_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6" style:family="table-cell" style:parent-style-name="_19968__33324__32_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19968__33324__32_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8" style:family="table-cell" style:parent-style-name="_19968__33324__32_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9" style:family="table-cell" style:parent-style-name="_21315__20998__20301__91_0_93__32_3" style:data-style-name="N60">
      <style:table-cell-properties fo:border="thin solid #000000" style:vertical-align="middle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1.5875cm"/>
    </style:style>
    <style:style style:name="co6" style:family="table-column">
      <style:table-column-properties fo:break-before="auto" style:column-width="0.9525cm"/>
    </style:style>
    <style:style style:name="co7" style:family="table-column">
      <style:table-column-properties fo:break-before="auto" style:column-width="1.93145833333333cm"/>
    </style:style>
    <style:style style:name="co8" style:family="table-column">
      <style:table-column-properties fo:break-before="auto" style:column-width="1.16416666666667cm"/>
    </style:style>
    <style:style style:name="co9" style:family="table-column">
      <style:table-column-properties fo:break-before="auto" style:column-width="1.13770833333333cm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1.95791666666667cm"/>
    </style:style>
    <style:style style:name="co12" style:family="table-column">
      <style:table-column-properties fo:break-before="auto" style:column-width="1.825625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27.2pt" style:use-optimal-row-height="false" fo:break-before="auto"/>
    </style:style>
    <style:style style:name="ro4" style:family="table-row">
      <style:table-row-properties style:row-height="22.7pt" style:use-optimal-row-height="false" fo:break-before="auto"/>
    </style:style>
    <style:style style:name="ro5" style:family="table-row">
      <style:table-row-properties style:row-height="30.2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0.15pt" style:use-optimal-row-height="false" fo:break-before="auto"/>
    </style:style>
    <style:style style:name="ro9" style:family="table-row">
      <style:table-row-properties style:row-height="16.5pt" style:use-optimal-row-height="true" fo:break-before="auto"/>
    </style:style>
    <style:style style:name="ro10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5-年齡結構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4" table:default-cell-style-name="ce1"/>
        <table:table-column table:style-name="co7" table:number-columns-repeated="2" table:default-cell-style-name="ce1"/>
        <table:table-column table:style-name="co9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10" table:default-cell-style-name="ce1"/>
        <table:table-column table:style-name="co7" table:number-columns-repeated="2" table:default-cell-style-name="ce1"/>
        <table:table-column table:style-name="co9" table:default-cell-style-name="ce1"/>
        <table:table-column table:style-name="co4" table:default-cell-style-name="ce1"/>
        <table:table-column table:style-name="co11" table:number-columns-repeated="2" table:default-cell-style-name="ce1"/>
        <table:table-column table:style-name="co9" table:default-cell-style-name="ce32"/>
        <table:table-column table:style-name="co12" table:number-columns-repeated="16352" table:default-cell-style-name="ce1"/>
        <table:table-row table:style-name="ro1">
          <table:table-cell office:value-type="string" table:number-columns-spanned="32" table:number-rows-spanned="1" table:style-name="ce33">
            <text:p>各縣市人口年齡結構重要指標</text:p>
          </table:table-cell>
          <table:covered-table-cell table:number-columns-repeated="31"/>
          <table:table-cell table:number-columns-repeated="16352"/>
        </table:table-row>
        <table:table-row table:style-name="ro2">
          <table:table-cell table:number-columns-repeated="2" table:style-name="ce1"/>
          <table:table-cell table:number-columns-repeated="11" table:style-name="ce2"/>
          <table:table-cell office:value-type="string" table:style-name="ce2">
            <text:p>中 華 民 國 111 年 2 月 底</text:p>
          </table:table-cell>
          <table:table-cell table:number-columns-repeated="15" table:style-name="ce2"/>
          <table:table-cell table:number-columns-repeated="2" table:style-name="ce3"/>
          <table:table-cell office:value-type="string" table:style-name="ce4">
            <text:p><text:s text:c="9"/>單位：人；%</text:p>
          </table:table-cell>
          <table:table-cell table:number-columns-repeated="16352"/>
        </table:table-row>
        <table:table-row table:style-name="ro3">
          <table:table-cell office:value-type="string" table:number-columns-spanned="1" table:number-rows-spanned="2" table:style-name="ce34">
            <text:p>區域別</text:p>
          </table:table-cell>
          <table:table-cell office:value-type="string" table:number-columns-spanned="3" table:number-rows-spanned="1" table:style-name="ce35">
            <text:p>總 <text:s text:c="4"/>計</text:p>
          </table:table-cell>
          <table:covered-table-cell table:number-columns-repeated="2"/>
          <table:table-cell office:value-type="string" table:number-columns-spanned="4" table:number-rows-spanned="1" table:style-name="ce36">
            <text:p>0 ～ 4歲</text:p>
          </table:table-cell>
          <table:covered-table-cell table:number-columns-repeated="3"/>
          <table:table-cell office:value-type="string" table:number-columns-spanned="4" table:number-rows-spanned="1" table:style-name="ce37">
            <text:p>0<text:s/><text:span text:style-name="T3">～</text:span><text:span text:style-name="T4"><text:s/></text:span>6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37">
            <text:p>0<text:s/><text:span text:style-name="T3">～</text:span><text:span text:style-name="T4"><text:s/></text:span>11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37">
            <text:p>0<text:s/><text:span text:style-name="T3">～</text:span><text:span text:style-name="T4"><text:s/></text:span>12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37">
            <text:p>12<text:s/><text:span text:style-name="T3">～</text:span><text:span text:style-name="T4"><text:s/></text:span>17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39">
            <text:p>20<text:span text:style-name="T2">歲以上</text:span></text:p>
          </table:table-cell>
          <table:covered-table-cell table:number-columns-repeated="3"/>
          <table:table-cell office:value-type="string" table:number-columns-spanned="4" table:number-rows-spanned="1" table:style-name="ce38">
            <text:p>65<text:span text:style-name="T3">歲以上</text:span></text:p>
          </table:table-cell>
          <table:covered-table-cell table:number-columns-repeated="3"/>
          <table:table-cell table:number-columns-repeated="16352"/>
        </table:table-row>
        <table:table-row table:style-name="ro4">
          <table:covered-table-cell/>
          <table:table-cell office:value-type="string" table:style-name="ce5">
            <text:p>計</text:p>
          </table:table-cell>
          <table:table-cell office:value-type="string" table:style-name="ce5">
            <text:p>男</text:p>
          </table:table-cell>
          <table:table-cell office:value-type="string" table:style-name="ce5">
            <text:p>女</text:p>
          </table:table-cell>
          <table:table-cell office:value-type="string" table:style-name="ce5">
            <text:p>計</text:p>
          </table:table-cell>
          <table:table-cell office:value-type="string" table:style-name="ce5">
            <text:p>男</text:p>
          </table:table-cell>
          <table:table-cell office:value-type="string" table:style-name="ce5">
            <text:p>女</text:p>
          </table:table-cell>
          <table:table-cell office:value-type="string" table:style-name="ce6">
            <text:p>％</text:p>
          </table:table-cell>
          <table:table-cell office:value-type="string" table:style-name="ce5">
            <text:p>計</text:p>
          </table:table-cell>
          <table:table-cell office:value-type="string" table:style-name="ce5">
            <text:p>男</text:p>
          </table:table-cell>
          <table:table-cell office:value-type="string" table:style-name="ce5">
            <text:p>女</text:p>
          </table:table-cell>
          <table:table-cell office:value-type="string" table:style-name="ce6">
            <text:p>％</text:p>
          </table:table-cell>
          <table:table-cell office:value-type="string" table:style-name="ce5">
            <text:p>計</text:p>
          </table:table-cell>
          <table:table-cell office:value-type="string" table:style-name="ce5">
            <text:p>男</text:p>
          </table:table-cell>
          <table:table-cell office:value-type="string" table:style-name="ce5">
            <text:p>女</text:p>
          </table:table-cell>
          <table:table-cell office:value-type="string" table:style-name="ce6">
            <text:p>％</text:p>
          </table:table-cell>
          <table:table-cell office:value-type="string" table:style-name="ce5">
            <text:p>計</text:p>
          </table:table-cell>
          <table:table-cell office:value-type="string" table:style-name="ce5">
            <text:p>男</text:p>
          </table:table-cell>
          <table:table-cell office:value-type="string" table:style-name="ce5">
            <text:p>女</text:p>
          </table:table-cell>
          <table:table-cell office:value-type="string" table:style-name="ce6">
            <text:p>％</text:p>
          </table:table-cell>
          <table:table-cell office:value-type="string" table:style-name="ce5">
            <text:p>計</text:p>
          </table:table-cell>
          <table:table-cell office:value-type="string" table:style-name="ce5">
            <text:p>男</text:p>
          </table:table-cell>
          <table:table-cell office:value-type="string" table:style-name="ce5">
            <text:p>女</text:p>
          </table:table-cell>
          <table:table-cell office:value-type="string" table:style-name="ce6">
            <text:p>％</text:p>
          </table:table-cell>
          <table:table-cell office:value-type="string" table:style-name="ce5">
            <text:p>計</text:p>
          </table:table-cell>
          <table:table-cell office:value-type="string" table:style-name="ce5">
            <text:p>男</text:p>
          </table:table-cell>
          <table:table-cell office:value-type="string" table:style-name="ce5">
            <text:p>女</text:p>
          </table:table-cell>
          <table:table-cell office:value-type="string" table:style-name="ce6">
            <text:p>％</text:p>
          </table:table-cell>
          <table:table-cell office:value-type="string" table:style-name="ce5">
            <text:p>計</text:p>
          </table:table-cell>
          <table:table-cell office:value-type="string" table:style-name="ce5">
            <text:p>男</text:p>
          </table:table-cell>
          <table:table-cell office:value-type="string" table:style-name="ce5">
            <text:p>女</text:p>
          </table:table-cell>
          <table:table-cell office:value-type="string" table:style-name="ce7">
            <text:p>％</text:p>
          </table:table-cell>
          <table:table-cell table:number-columns-repeated="16352"/>
        </table:table-row>
        <table:table-row table:style-name="ro5">
          <table:table-cell office:value-type="string" table:style-name="ce8">
            <text:p>總 <text:s text:c="3"/>計</text:p>
          </table:table-cell>
          <table:table-cell office:value-type="float" office:value="23319776" table:style-name="ce9">
            <text:p>23,319,776</text:p>
          </table:table-cell>
          <table:table-cell office:value-type="float" office:value="11550791" table:style-name="ce9">
            <text:p>11,550,791</text:p>
          </table:table-cell>
          <table:table-cell office:value-type="float" office:value="11768985" table:style-name="ce9">
            <text:p>11,768,985</text:p>
          </table:table-cell>
          <table:table-cell office:value-type="float" office:value="855089" table:style-name="ce9">
            <text:p>855,089</text:p>
          </table:table-cell>
          <table:table-cell office:value-type="float" office:value="442872" table:style-name="ce9">
            <text:p>442,872</text:p>
          </table:table-cell>
          <table:table-cell office:value-type="float" office:value="412217" table:style-name="ce9">
            <text:p>412,217</text:p>
          </table:table-cell>
          <table:table-cell office:value-type="float" office:value="3.6667976570615428" table:style-name="ce10">
            <text:p>3.67</text:p>
          </table:table-cell>
          <table:table-cell office:value-type="float" office:value="1274402" table:style-name="ce9">
            <text:p>1,274,402</text:p>
          </table:table-cell>
          <table:table-cell office:value-type="float" office:value="660432" table:style-name="ce9">
            <text:p>660,432</text:p>
          </table:table-cell>
          <table:table-cell office:value-type="float" office:value="613970" table:style-name="ce9">
            <text:p>613,970</text:p>
          </table:table-cell>
          <table:table-cell office:value-type="float" office:value="5.4648981190899946" table:style-name="ce11">
            <text:p>5.46</text:p>
          </table:table-cell>
          <table:table-cell office:value-type="float" office:value="2286537" table:style-name="ce9">
            <text:p>2,286,537</text:p>
          </table:table-cell>
          <table:table-cell office:value-type="float" office:value="1185164" table:style-name="ce9">
            <text:p>1,185,164</text:p>
          </table:table-cell>
          <table:table-cell office:value-type="float" office:value="1101373" table:style-name="ce9">
            <text:p>1,101,373</text:p>
          </table:table-cell>
          <table:table-cell office:value-type="float" office:value="9.8051413529872669" table:style-name="ce10">
            <text:p>9.81</text:p>
          </table:table-cell>
          <table:table-cell office:value-type="float" office:value="2477149" table:style-name="ce9">
            <text:p>2,477,149</text:p>
          </table:table-cell>
          <table:table-cell office:value-type="float" office:value="1284550" table:style-name="ce9">
            <text:p>1,284,550</text:p>
          </table:table-cell>
          <table:table-cell office:value-type="float" office:value="1192599" table:style-name="ce9">
            <text:p>1,192,599</text:p>
          </table:table-cell>
          <table:table-cell office:value-type="float" office:value="10.622524847580012" table:style-name="ce10">
            <text:p>10.62</text:p>
          </table:table-cell>
          <table:table-cell office:value-type="float" office:value="1214159" table:style-name="ce9">
            <text:p>1,214,159</text:p>
          </table:table-cell>
          <table:table-cell office:value-type="float" office:value="634343" table:style-name="ce9">
            <text:p>634,343</text:p>
          </table:table-cell>
          <table:table-cell office:value-type="float" office:value="579816" table:style-name="ce9">
            <text:p>579,816</text:p>
          </table:table-cell>
          <table:table-cell office:value-type="float" office:value="5.2065637337168251" table:style-name="ce10">
            <text:p>5.21</text:p>
          </table:table-cell>
          <table:table-cell office:value-type="float" office:value="19353490" table:style-name="ce9">
            <text:p>19,353,490</text:p>
          </table:table-cell>
          <table:table-cell office:value-type="float" office:value="9487572" table:style-name="ce9">
            <text:p>9,487,572</text:p>
          </table:table-cell>
          <table:table-cell office:value-type="float" office:value="9865918" table:style-name="ce9">
            <text:p>9,865,918</text:p>
          </table:table-cell>
          <table:table-cell office:value-type="float" office:value="82.991749148876906" table:style-name="ce10">
            <text:p>82.99</text:p>
          </table:table-cell>
          <table:table-cell office:value-type="float" office:value="3965920" table:style-name="ce9">
            <text:p>3,965,920</text:p>
          </table:table-cell>
          <table:table-cell office:value-type="float" office:value="1804097" table:style-name="ce9">
            <text:p>1,804,097</text:p>
          </table:table-cell>
          <table:table-cell office:value-type="float" office:value="2161823" table:style-name="ce9">
            <text:p>2,161,823</text:p>
          </table:table-cell>
          <table:table-cell office:value-type="float" office:value="17.006681367779862" table:style-name="ce10">
            <text:p>17.01</text:p>
          </table:table-cell>
          <table:table-cell table:number-columns-repeated="16352"/>
        </table:table-row>
        <table:table-row table:style-name="ro6">
          <table:table-cell office:value-type="string" table:style-name="ce12">
            <text:p>新北市</text:p>
          </table:table-cell>
          <table:table-cell office:value-type="float" office:value="3999305" table:style-name="ce13">
            <text:p>3,999,305</text:p>
          </table:table-cell>
          <table:table-cell office:value-type="float" office:value="1953037" table:style-name="ce13">
            <text:p>1,953,037</text:p>
          </table:table-cell>
          <table:table-cell office:value-type="float" office:value="2046268" table:style-name="ce13">
            <text:p>2,046,268</text:p>
          </table:table-cell>
          <table:table-cell office:value-type="float" office:value="138137" table:style-name="ce13">
            <text:p>138,137</text:p>
          </table:table-cell>
          <table:table-cell office:value-type="float" office:value="71293" table:style-name="ce13">
            <text:p>71,293</text:p>
          </table:table-cell>
          <table:table-cell office:value-type="float" office:value="66844" table:style-name="ce13">
            <text:p>66,844</text:p>
          </table:table-cell>
          <table:table-cell office:value-type="float" office:value="3.4540251368675308" table:style-name="ce14">
            <text:p>3.45</text:p>
          </table:table-cell>
          <table:table-cell office:value-type="float" office:value="207105" table:style-name="ce13">
            <text:p>207,105</text:p>
          </table:table-cell>
          <table:table-cell office:value-type="float" office:value="107061" table:style-name="ce13">
            <text:p>107,061</text:p>
          </table:table-cell>
          <table:table-cell office:value-type="float" office:value="100044" table:style-name="ce13">
            <text:p>100,044</text:p>
          </table:table-cell>
          <table:table-cell office:value-type="float" office:value="5.1785247686785576" table:style-name="ce15">
            <text:p>5.18</text:p>
          </table:table-cell>
          <table:table-cell office:value-type="float" office:value="374884" table:style-name="ce13">
            <text:p>374,884</text:p>
          </table:table-cell>
          <table:table-cell office:value-type="float" office:value="193790" table:style-name="ce13">
            <text:p>193,790</text:p>
          </table:table-cell>
          <table:table-cell office:value-type="float" office:value="181094" table:style-name="ce13">
            <text:p>181,094</text:p>
          </table:table-cell>
          <table:table-cell office:value-type="float" office:value="9.3737286853590813" table:style-name="ce14">
            <text:p>9.37</text:p>
          </table:table-cell>
          <table:table-cell office:value-type="float" office:value="405603" table:style-name="ce13">
            <text:p>405,603</text:p>
          </table:table-cell>
          <table:table-cell office:value-type="float" office:value="209755" table:style-name="ce13">
            <text:p>209,755</text:p>
          </table:table-cell>
          <table:table-cell office:value-type="float" office:value="195848" table:style-name="ce13">
            <text:p>195,848</text:p>
          </table:table-cell>
          <table:table-cell office:value-type="float" office:value="10.141837144203805" table:style-name="ce14">
            <text:p>10.14</text:p>
          </table:table-cell>
          <table:table-cell office:value-type="float" office:value="198134" table:style-name="ce13">
            <text:p>198,134</text:p>
          </table:table-cell>
          <table:table-cell office:value-type="float" office:value="103464" table:style-name="ce13">
            <text:p>103,464</text:p>
          </table:table-cell>
          <table:table-cell office:value-type="float" office:value="94670" table:style-name="ce13">
            <text:p>94,670</text:p>
          </table:table-cell>
          <table:table-cell office:value-type="float" office:value="4.9542107941254789" table:style-name="ce14">
            <text:p>4.95</text:p>
          </table:table-cell>
          <table:table-cell office:value-type="float" office:value="3349995" table:style-name="ce13">
            <text:p>3,349,995</text:p>
          </table:table-cell>
          <table:table-cell office:value-type="float" office:value="1615759" table:style-name="ce13">
            <text:p>1,615,759</text:p>
          </table:table-cell>
          <table:table-cell office:value-type="float" office:value="1734236" table:style-name="ce13">
            <text:p>1,734,236</text:p>
          </table:table-cell>
          <table:table-cell office:value-type="float" office:value="83.764429069550843" table:style-name="ce14">
            <text:p>83.76</text:p>
          </table:table-cell>
          <table:table-cell office:value-type="float" office:value="655022" table:style-name="ce13">
            <text:p>655,022</text:p>
          </table:table-cell>
          <table:table-cell office:value-type="float" office:value="293994" table:style-name="ce13">
            <text:p>293,994</text:p>
          </table:table-cell>
          <table:table-cell office:value-type="float" office:value="361028" table:style-name="ce13">
            <text:p>361,028</text:p>
          </table:table-cell>
          <table:table-cell office:value-type="float" office:value="16.378395746260914" table:style-name="ce14">
            <text:p>16.38</text:p>
          </table:table-cell>
          <table:table-cell table:number-columns-repeated="16352"/>
        </table:table-row>
        <table:table-row table:style-name="ro7">
          <table:table-cell office:value-type="string" table:style-name="ce12">
            <text:p>臺北市</text:p>
          </table:table-cell>
          <table:table-cell office:value-type="float" office:value="2504597" table:style-name="ce13">
            <text:p>2,504,597</text:p>
          </table:table-cell>
          <table:table-cell office:value-type="float" office:value="1192907" table:style-name="ce13">
            <text:p>1,192,907</text:p>
          </table:table-cell>
          <table:table-cell office:value-type="float" office:value="1311690" table:style-name="ce13">
            <text:p>1,311,690</text:p>
          </table:table-cell>
          <table:table-cell office:value-type="float" office:value="96254" table:style-name="ce13">
            <text:p>96,254</text:p>
          </table:table-cell>
          <table:table-cell office:value-type="float" office:value="49721" table:style-name="ce13">
            <text:p>49,721</text:p>
          </table:table-cell>
          <table:table-cell office:value-type="float" office:value="46533" table:style-name="ce13">
            <text:p>46,533</text:p>
          </table:table-cell>
          <table:table-cell office:value-type="float" office:value="3.8430933200031783" table:style-name="ce14">
            <text:p>3.84</text:p>
          </table:table-cell>
          <table:table-cell office:value-type="float" office:value="144282" table:style-name="ce13">
            <text:p>144,282</text:p>
          </table:table-cell>
          <table:table-cell office:value-type="float" office:value="74632" table:style-name="ce13">
            <text:p>74,632</text:p>
          </table:table-cell>
          <table:table-cell office:value-type="float" office:value="69650" table:style-name="ce13">
            <text:p>69,650</text:p>
          </table:table-cell>
          <table:table-cell office:value-type="float" office:value="5.760687248287848" table:style-name="ce15">
            <text:p>5.76</text:p>
          </table:table-cell>
          <table:table-cell office:value-type="float" office:value="259256" table:style-name="ce13">
            <text:p>259,256</text:p>
          </table:table-cell>
          <table:table-cell office:value-type="float" office:value="134205" table:style-name="ce13">
            <text:p>134,205</text:p>
          </table:table-cell>
          <table:table-cell office:value-type="float" office:value="125051" table:style-name="ce13">
            <text:p>125,051</text:p>
          </table:table-cell>
          <table:table-cell office:value-type="float" office:value="10.351206202035696" table:style-name="ce14">
            <text:p>10.35</text:p>
          </table:table-cell>
          <table:table-cell office:value-type="float" office:value="280685" table:style-name="ce13">
            <text:p>280,685</text:p>
          </table:table-cell>
          <table:table-cell office:value-type="float" office:value="145367" table:style-name="ce13">
            <text:p>145,367</text:p>
          </table:table-cell>
          <table:table-cell office:value-type="float" office:value="135318" table:style-name="ce13">
            <text:p>135,318</text:p>
          </table:table-cell>
          <table:table-cell office:value-type="float" office:value="11.206792949125148" table:style-name="ce14">
            <text:p>11.21</text:p>
          </table:table-cell>
          <table:table-cell office:value-type="float" office:value="124153" table:style-name="ce13">
            <text:p>124,153</text:p>
          </table:table-cell>
          <table:table-cell office:value-type="float" office:value="64792" table:style-name="ce13">
            <text:p>64,792</text:p>
          </table:table-cell>
          <table:table-cell office:value-type="float" office:value="59361" table:style-name="ce13">
            <text:p>59,361</text:p>
          </table:table-cell>
          <table:table-cell office:value-type="float" office:value="4.957005059097332" table:style-name="ce14">
            <text:p>4.96</text:p>
          </table:table-cell>
          <table:table-cell office:value-type="float" office:value="2079386" table:style-name="ce13">
            <text:p>2,079,386</text:p>
          </table:table-cell>
          <table:table-cell office:value-type="float" office:value="972128" table:style-name="ce13">
            <text:p>972,128</text:p>
          </table:table-cell>
          <table:table-cell office:value-type="float" office:value="1107258" table:style-name="ce13">
            <text:p>1,107,258</text:p>
          </table:table-cell>
          <table:table-cell office:value-type="float" office:value="83.022777716335199" table:style-name="ce14">
            <text:p>83.02</text:p>
          </table:table-cell>
          <table:table-cell office:value-type="float" office:value="504028" table:style-name="ce13">
            <text:p>504,028</text:p>
          </table:table-cell>
          <table:table-cell office:value-type="float" office:value="223300" table:style-name="ce13">
            <text:p>223,300</text:p>
          </table:table-cell>
          <table:table-cell office:value-type="float" office:value="280728" table:style-name="ce13">
            <text:p>280,728</text:p>
          </table:table-cell>
          <table:table-cell office:value-type="float" office:value="20.124115775911257" table:style-name="ce14">
            <text:p>20.12</text:p>
          </table:table-cell>
          <table:table-cell table:number-columns-repeated="16352"/>
        </table:table-row>
        <table:table-row table:style-name="ro7">
          <table:table-cell office:value-type="string" table:style-name="ce12">
            <text:p>桃園市</text:p>
          </table:table-cell>
          <table:table-cell office:value-type="float" office:value="2269997" table:style-name="ce13">
            <text:p>2,269,997</text:p>
          </table:table-cell>
          <table:table-cell office:value-type="float" office:value="1123723" table:style-name="ce13">
            <text:p>1,123,723</text:p>
          </table:table-cell>
          <table:table-cell office:value-type="float" office:value="1146274" table:style-name="ce13">
            <text:p>1,146,274</text:p>
          </table:table-cell>
          <table:table-cell office:value-type="float" office:value="102944" table:style-name="ce13">
            <text:p>102,944</text:p>
          </table:table-cell>
          <table:table-cell office:value-type="float" office:value="53350" table:style-name="ce13">
            <text:p>53,350</text:p>
          </table:table-cell>
          <table:table-cell office:value-type="float" office:value="49594" table:style-name="ce13">
            <text:p>49,594</text:p>
          </table:table-cell>
          <table:table-cell office:value-type="float" office:value="4.5349839669391638" table:style-name="ce14">
            <text:p>4.53</text:p>
          </table:table-cell>
          <table:table-cell office:value-type="float" office:value="150020" table:style-name="ce13">
            <text:p>150,020</text:p>
          </table:table-cell>
          <table:table-cell office:value-type="float" office:value="77755" table:style-name="ce13">
            <text:p>77,755</text:p>
          </table:table-cell>
          <table:table-cell office:value-type="float" office:value="72265" table:style-name="ce13">
            <text:p>72,265</text:p>
          </table:table-cell>
          <table:table-cell office:value-type="float" office:value="6.6088193068096563" table:style-name="ce15">
            <text:p>6.61</text:p>
          </table:table-cell>
          <table:table-cell office:value-type="float" office:value="260903" table:style-name="ce13">
            <text:p>260,903</text:p>
          </table:table-cell>
          <table:table-cell office:value-type="float" office:value="135235" table:style-name="ce13">
            <text:p>135,235</text:p>
          </table:table-cell>
          <table:table-cell office:value-type="float" office:value="125668" table:style-name="ce13">
            <text:p>125,668</text:p>
          </table:table-cell>
          <table:table-cell office:value-type="float" office:value="11.493539418774562" table:style-name="ce14">
            <text:p>11.49</text:p>
          </table:table-cell>
          <table:table-cell office:value-type="float" office:value="281438" table:style-name="ce13">
            <text:p>281,438</text:p>
          </table:table-cell>
          <table:table-cell office:value-type="float" office:value="146032" table:style-name="ce13">
            <text:p>146,032</text:p>
          </table:table-cell>
          <table:table-cell office:value-type="float" office:value="135406" table:style-name="ce13">
            <text:p>135,406</text:p>
          </table:table-cell>
          <table:table-cell office:value-type="float" office:value="12.39816616497731" table:style-name="ce14">
            <text:p>12.40</text:p>
          </table:table-cell>
          <table:table-cell office:value-type="float" office:value="130584" table:style-name="ce13">
            <text:p>130,584</text:p>
          </table:table-cell>
          <table:table-cell office:value-type="float" office:value="68535" table:style-name="ce13">
            <text:p>68,535</text:p>
          </table:table-cell>
          <table:table-cell office:value-type="float" office:value="62049" table:style-name="ce13">
            <text:p>62,049</text:p>
          </table:table-cell>
          <table:table-cell office:value-type="float" office:value="5.7526067215066803" table:style-name="ce14">
            <text:p>5.75</text:p>
          </table:table-cell>
          <table:table-cell office:value-type="float" office:value="1829320" table:style-name="ce13">
            <text:p>1,829,320</text:p>
          </table:table-cell>
          <table:table-cell office:value-type="float" office:value="894224" table:style-name="ce13">
            <text:p>894,224</text:p>
          </table:table-cell>
          <table:table-cell office:value-type="float" office:value="935096" table:style-name="ce13">
            <text:p>935,096</text:p>
          </table:table-cell>
          <table:table-cell office:value-type="float" office:value="80.586890643467811" table:style-name="ce14">
            <text:p>80.59</text:p>
          </table:table-cell>
          <table:table-cell office:value-type="float" office:value="312091" table:style-name="ce13">
            <text:p>312,091</text:p>
          </table:table-cell>
          <table:table-cell office:value-type="float" office:value="142056" table:style-name="ce13">
            <text:p>142,056</text:p>
          </table:table-cell>
          <table:table-cell office:value-type="float" office:value="170035" table:style-name="ce13">
            <text:p>170,035</text:p>
          </table:table-cell>
          <table:table-cell office:value-type="float" office:value="13.748520372493884" table:style-name="ce14">
            <text:p>13.75</text:p>
          </table:table-cell>
          <table:table-cell table:number-columns-repeated="16352"/>
        </table:table-row>
        <table:table-row table:style-name="ro6">
          <table:table-cell office:value-type="string" table:style-name="ce12">
            <text:p>臺中市</text:p>
          </table:table-cell>
          <table:table-cell office:value-type="float" office:value="2810285" table:style-name="ce13">
            <text:p>2,810,285</text:p>
          </table:table-cell>
          <table:table-cell office:value-type="float" office:value="1379243" table:style-name="ce13">
            <text:p>1,379,243</text:p>
          </table:table-cell>
          <table:table-cell office:value-type="float" office:value="1431042" table:style-name="ce13">
            <text:p>1,431,042</text:p>
          </table:table-cell>
          <table:table-cell office:value-type="float" office:value="113505" table:style-name="ce13">
            <text:p>113,505</text:p>
          </table:table-cell>
          <table:table-cell office:value-type="float" office:value="58833" table:style-name="ce13">
            <text:p>58,833</text:p>
          </table:table-cell>
          <table:table-cell office:value-type="float" office:value="54672" table:style-name="ce13">
            <text:p>54,672</text:p>
          </table:table-cell>
          <table:table-cell office:value-type="float" office:value="4.0389142026520446" table:style-name="ce14">
            <text:p>4.04</text:p>
          </table:table-cell>
          <table:table-cell office:value-type="float" office:value="171591" table:style-name="ce13">
            <text:p>171,591</text:p>
          </table:table-cell>
          <table:table-cell office:value-type="float" office:value="89089" table:style-name="ce13">
            <text:p>89,089</text:p>
          </table:table-cell>
          <table:table-cell office:value-type="float" office:value="82502" table:style-name="ce13">
            <text:p>82,502</text:p>
          </table:table-cell>
          <table:table-cell office:value-type="float" office:value="6.1058220073764762" table:style-name="ce15">
            <text:p>6.11</text:p>
          </table:table-cell>
          <table:table-cell office:value-type="float" office:value="307609" table:style-name="ce13">
            <text:p>307,609</text:p>
          </table:table-cell>
          <table:table-cell office:value-type="float" office:value="159577" table:style-name="ce13">
            <text:p>159,577</text:p>
          </table:table-cell>
          <table:table-cell office:value-type="float" office:value="148032" table:style-name="ce13">
            <text:p>148,032</text:p>
          </table:table-cell>
          <table:table-cell office:value-type="float" office:value="10.945829337593874" table:style-name="ce14">
            <text:p>10.95</text:p>
          </table:table-cell>
          <table:table-cell office:value-type="float" office:value="332681" table:style-name="ce13">
            <text:p>332,681</text:p>
          </table:table-cell>
          <table:table-cell office:value-type="float" office:value="172704" table:style-name="ce13">
            <text:p>172,704</text:p>
          </table:table-cell>
          <table:table-cell office:value-type="float" office:value="159977" table:style-name="ce13">
            <text:p>159,977</text:p>
          </table:table-cell>
          <table:table-cell office:value-type="float" office:value="11.8379808453591" table:style-name="ce14">
            <text:p>11.84</text:p>
          </table:table-cell>
          <table:table-cell office:value-type="float" office:value="158812" table:style-name="ce13">
            <text:p>158,812</text:p>
          </table:table-cell>
          <table:table-cell office:value-type="float" office:value="82498" table:style-name="ce13">
            <text:p>82,498</text:p>
          </table:table-cell>
          <table:table-cell office:value-type="float" office:value="76314" table:style-name="ce13">
            <text:p>76,314</text:p>
          </table:table-cell>
          <table:table-cell office:value-type="float" office:value="5.6510994436507334" table:style-name="ce14">
            <text:p>5.65</text:p>
          </table:table-cell>
          <table:table-cell office:value-type="float" office:value="2284936" table:style-name="ce13">
            <text:p>2,284,936</text:p>
          </table:table-cell>
          <table:table-cell office:value-type="float" office:value="1106515" table:style-name="ce13">
            <text:p>1,106,515</text:p>
          </table:table-cell>
          <table:table-cell office:value-type="float" office:value="1178421" table:style-name="ce13">
            <text:p>1,178,421</text:p>
          </table:table-cell>
          <table:table-cell office:value-type="float" office:value="81.30620204000661" table:style-name="ce14">
            <text:p>81.31</text:p>
          </table:table-cell>
          <table:table-cell office:value-type="float" office:value="408565" table:style-name="ce13">
            <text:p>408,565</text:p>
          </table:table-cell>
          <table:table-cell office:value-type="float" office:value="185609" table:style-name="ce13">
            <text:p>185,609</text:p>
          </table:table-cell>
          <table:table-cell office:value-type="float" office:value="222956" table:style-name="ce13">
            <text:p>222,956</text:p>
          </table:table-cell>
          <table:table-cell office:value-type="float" office:value="14.538205199828488" table:style-name="ce14">
            <text:p>14.54</text:p>
          </table:table-cell>
          <table:table-cell table:number-columns-repeated="16352"/>
        </table:table-row>
        <table:table-row table:style-name="ro7">
          <table:table-cell office:value-type="string" table:style-name="ce12">
            <text:p>臺南市</text:p>
          </table:table-cell>
          <table:table-cell office:value-type="float" office:value="1858650" table:style-name="ce13">
            <text:p>1,858,650</text:p>
          </table:table-cell>
          <table:table-cell office:value-type="float" office:value="925444" table:style-name="ce13">
            <text:p>925,444</text:p>
          </table:table-cell>
          <table:table-cell office:value-type="float" office:value="933206" table:style-name="ce13">
            <text:p>933,206</text:p>
          </table:table-cell>
          <table:table-cell office:value-type="float" office:value="61233" table:style-name="ce13">
            <text:p>61,233</text:p>
          </table:table-cell>
          <table:table-cell office:value-type="float" office:value="31786" table:style-name="ce13">
            <text:p>31,786</text:p>
          </table:table-cell>
          <table:table-cell office:value-type="float" office:value="29447" table:style-name="ce13">
            <text:p>29,447</text:p>
          </table:table-cell>
          <table:table-cell office:value-type="float" office:value="3.2944879347913805" table:style-name="ce14">
            <text:p>3.29</text:p>
          </table:table-cell>
          <table:table-cell office:value-type="float" office:value="93603" table:style-name="ce13">
            <text:p>93,603</text:p>
          </table:table-cell>
          <table:table-cell office:value-type="float" office:value="48594" table:style-name="ce13">
            <text:p>48,594</text:p>
          </table:table-cell>
          <table:table-cell office:value-type="float" office:value="45009" table:style-name="ce13">
            <text:p>45,009</text:p>
          </table:table-cell>
          <table:table-cell office:value-type="float" office:value="5.0360745702526026" table:style-name="ce15">
            <text:p>5.04</text:p>
          </table:table-cell>
          <table:table-cell office:value-type="float" office:value="171567" table:style-name="ce13">
            <text:p>171,567</text:p>
          </table:table-cell>
          <table:table-cell office:value-type="float" office:value="88997" table:style-name="ce13">
            <text:p>88,997</text:p>
          </table:table-cell>
          <table:table-cell office:value-type="float" office:value="82570" table:style-name="ce13">
            <text:p>82,570</text:p>
          </table:table-cell>
          <table:table-cell office:value-type="float" office:value="9.2307319828908074" table:style-name="ce14">
            <text:p>9.23</text:p>
          </table:table-cell>
          <table:table-cell office:value-type="float" office:value="186378" table:style-name="ce13">
            <text:p>186,378</text:p>
          </table:table-cell>
          <table:table-cell office:value-type="float" office:value="96726" table:style-name="ce13">
            <text:p>96,726</text:p>
          </table:table-cell>
          <table:table-cell office:value-type="float" office:value="89652" table:style-name="ce13">
            <text:p>89,652</text:p>
          </table:table-cell>
          <table:table-cell office:value-type="float" office:value="10.027600677911387" table:style-name="ce14">
            <text:p>10.03</text:p>
          </table:table-cell>
          <table:table-cell office:value-type="float" office:value="93069" table:style-name="ce13">
            <text:p>93,069</text:p>
          </table:table-cell>
          <table:table-cell office:value-type="float" office:value="48426" table:style-name="ce13">
            <text:p>48,426</text:p>
          </table:table-cell>
          <table:table-cell office:value-type="float" office:value="44643" table:style-name="ce13">
            <text:p>44,643</text:p>
          </table:table-cell>
          <table:table-cell office:value-type="float" office:value="5.0073440400290536" table:style-name="ce14">
            <text:p>5.01</text:p>
          </table:table-cell>
          <table:table-cell office:value-type="float" office:value="1559291" table:style-name="ce13">
            <text:p>1,559,291</text:p>
          </table:table-cell>
          <table:table-cell office:value-type="float" office:value="769825" table:style-name="ce13">
            <text:p>769,825</text:p>
          </table:table-cell>
          <table:table-cell office:value-type="float" office:value="789466" table:style-name="ce13">
            <text:p>789,466</text:p>
          </table:table-cell>
          <table:table-cell office:value-type="float" office:value="83.893740080165713" table:style-name="ce14">
            <text:p>83.89</text:p>
          </table:table-cell>
          <table:table-cell office:value-type="float" office:value="325174" table:style-name="ce13">
            <text:p>325,174</text:p>
          </table:table-cell>
          <table:table-cell office:value-type="float" office:value="149475" table:style-name="ce13">
            <text:p>149,475</text:p>
          </table:table-cell>
          <table:table-cell office:value-type="float" office:value="175699" table:style-name="ce13">
            <text:p>175,699</text:p>
          </table:table-cell>
          <table:table-cell office:value-type="float" office:value="17.495171226427782" table:style-name="ce14">
            <text:p>17.50</text:p>
          </table:table-cell>
          <table:table-cell table:number-columns-repeated="16352"/>
        </table:table-row>
        <table:table-row table:style-name="ro7">
          <table:table-cell office:value-type="string" table:style-name="ce12">
            <text:p>高雄市</text:p>
          </table:table-cell>
          <table:table-cell office:value-type="float" office:value="2738002" table:style-name="ce13">
            <text:p>2,738,002</text:p>
          </table:table-cell>
          <table:table-cell office:value-type="float" office:value="1349372" table:style-name="ce13">
            <text:p>1,349,372</text:p>
          </table:table-cell>
          <table:table-cell office:value-type="float" office:value="1388630" table:style-name="ce13">
            <text:p>1,388,630</text:p>
          </table:table-cell>
          <table:table-cell office:value-type="float" office:value="94982" table:style-name="ce13">
            <text:p>94,982</text:p>
          </table:table-cell>
          <table:table-cell office:value-type="float" office:value="49274" table:style-name="ce13">
            <text:p>49,274</text:p>
          </table:table-cell>
          <table:table-cell office:value-type="float" office:value="45708" table:style-name="ce13">
            <text:p>45,708</text:p>
          </table:table-cell>
          <table:table-cell office:value-type="float" office:value="3.4690259539620496" table:style-name="ce14">
            <text:p>3.47</text:p>
          </table:table-cell>
          <table:table-cell office:value-type="float" office:value="140435" table:style-name="ce13">
            <text:p>140,435</text:p>
          </table:table-cell>
          <table:table-cell office:value-type="float" office:value="72862" table:style-name="ce13">
            <text:p>72,862</text:p>
          </table:table-cell>
          <table:table-cell office:value-type="float" office:value="67573" table:style-name="ce13">
            <text:p>67,573</text:p>
          </table:table-cell>
          <table:table-cell office:value-type="float" office:value="5.1291050919612182" table:style-name="ce15">
            <text:p>5.13</text:p>
          </table:table-cell>
          <table:table-cell office:value-type="float" office:value="249925" table:style-name="ce13">
            <text:p>249,925</text:p>
          </table:table-cell>
          <table:table-cell office:value-type="float" office:value="129612" table:style-name="ce13">
            <text:p>129,612</text:p>
          </table:table-cell>
          <table:table-cell office:value-type="float" office:value="120313" table:style-name="ce13">
            <text:p>120,313</text:p>
          </table:table-cell>
          <table:table-cell office:value-type="float" office:value="9.1280064806380707" table:style-name="ce14">
            <text:p>9.13</text:p>
          </table:table-cell>
          <table:table-cell office:value-type="float" office:value="270684" table:style-name="ce13">
            <text:p>270,684</text:p>
          </table:table-cell>
          <table:table-cell office:value-type="float" office:value="140317" table:style-name="ce13">
            <text:p>140,317</text:p>
          </table:table-cell>
          <table:table-cell office:value-type="float" office:value="130367" table:style-name="ce13">
            <text:p>130,367</text:p>
          </table:table-cell>
          <table:table-cell office:value-type="float" office:value="9.8861870809444259" table:style-name="ce14">
            <text:p>9.89</text:p>
          </table:table-cell>
          <table:table-cell office:value-type="float" office:value="135196" table:style-name="ce13">
            <text:p>135,196</text:p>
          </table:table-cell>
          <table:table-cell office:value-type="float" office:value="70388" table:style-name="ce13">
            <text:p>70,388</text:p>
          </table:table-cell>
          <table:table-cell office:value-type="float" office:value="64808" table:style-name="ce13">
            <text:p>64,808</text:p>
          </table:table-cell>
          <table:table-cell office:value-type="float" office:value="4.9377611849808734" table:style-name="ce14">
            <text:p>4.94</text:p>
          </table:table-cell>
          <table:table-cell office:value-type="float" office:value="2300253" table:style-name="ce13">
            <text:p>2,300,253</text:p>
          </table:table-cell>
          <table:table-cell office:value-type="float" office:value="1121994" table:style-name="ce13">
            <text:p>1,121,994</text:p>
          </table:table-cell>
          <table:table-cell office:value-type="float" office:value="1178259" table:style-name="ce13">
            <text:p>1,178,259</text:p>
          </table:table-cell>
          <table:table-cell office:value-type="float" office:value="84.012100794667049" table:style-name="ce14">
            <text:p>84.01</text:p>
          </table:table-cell>
          <table:table-cell office:value-type="float" office:value="485095" table:style-name="ce13">
            <text:p>485,095</text:p>
          </table:table-cell>
          <table:table-cell office:value-type="float" office:value="218857" table:style-name="ce13">
            <text:p>218,857</text:p>
          </table:table-cell>
          <table:table-cell office:value-type="float" office:value="266238" table:style-name="ce13">
            <text:p>266,238</text:p>
          </table:table-cell>
          <table:table-cell office:value-type="float" office:value="17.717116349805444" table:style-name="ce14">
            <text:p>17.72</text:p>
          </table:table-cell>
          <table:table-cell table:number-columns-repeated="16352"/>
        </table:table-row>
        <table:table-row table:style-name="ro6">
          <table:table-cell office:value-type="string" table:style-name="ce12">
            <text:p>臺灣省</text:p>
          </table:table-cell>
          <table:table-cell office:value-type="float" office:value="6984097" table:style-name="ce13">
            <text:p>6,984,097</text:p>
          </table:table-cell>
          <table:table-cell office:value-type="float" office:value="3548869" table:style-name="ce13">
            <text:p>3,548,869</text:p>
          </table:table-cell>
          <table:table-cell office:value-type="float" office:value="3435228" table:style-name="ce13">
            <text:p>3,435,228</text:p>
          </table:table-cell>
          <table:table-cell office:value-type="float" office:value="242945" table:style-name="ce13">
            <text:p>242,945</text:p>
          </table:table-cell>
          <table:table-cell office:value-type="float" office:value="125989" table:style-name="ce13">
            <text:p>125,989</text:p>
          </table:table-cell>
          <table:table-cell office:value-type="float" office:value="116956" table:style-name="ce13">
            <text:p>116,956</text:p>
          </table:table-cell>
          <table:table-cell office:value-type="float" office:value="3.4785456158469739" table:style-name="ce14">
            <text:p>3.48</text:p>
          </table:table-cell>
          <table:table-cell office:value-type="float" office:value="360458" table:style-name="ce13">
            <text:p>360,458</text:p>
          </table:table-cell>
          <table:table-cell office:value-type="float" office:value="186858" table:style-name="ce13">
            <text:p>186,858</text:p>
          </table:table-cell>
          <table:table-cell office:value-type="float" office:value="173600" table:style-name="ce13">
            <text:p>173,600</text:p>
          </table:table-cell>
          <table:table-cell office:value-type="float" office:value="5.1611253394676506" table:style-name="ce15">
            <text:p>5.16</text:p>
          </table:table-cell>
          <table:table-cell office:value-type="float" office:value="651223" table:style-name="ce13">
            <text:p>651,223</text:p>
          </table:table-cell>
          <table:table-cell office:value-type="float" office:value="337912" table:style-name="ce13">
            <text:p>337,912</text:p>
          </table:table-cell>
          <table:table-cell office:value-type="float" office:value="313311" table:style-name="ce13">
            <text:p>313,311</text:p>
          </table:table-cell>
          <table:table-cell office:value-type="float" office:value="9.3243693493947752" table:style-name="ce14">
            <text:p>9.32</text:p>
          </table:table-cell>
          <table:table-cell office:value-type="float" office:value="707727" table:style-name="ce13">
            <text:p>707,727</text:p>
          </table:table-cell>
          <table:table-cell office:value-type="float" office:value="367419" table:style-name="ce13">
            <text:p>367,419</text:p>
          </table:table-cell>
          <table:table-cell office:value-type="float" office:value="340308" table:style-name="ce13">
            <text:p>340,308</text:p>
          </table:table-cell>
          <table:table-cell office:value-type="float" office:value="10.133407368196632" table:style-name="ce14">
            <text:p>10.13</text:p>
          </table:table-cell>
          <table:table-cell office:value-type="float" office:value="368815" table:style-name="ce13">
            <text:p>368,815</text:p>
          </table:table-cell>
          <table:table-cell office:value-type="float" office:value="193415" table:style-name="ce13">
            <text:p>193,415</text:p>
          </table:table-cell>
          <table:table-cell office:value-type="float" office:value="175400" table:style-name="ce13">
            <text:p>175,400</text:p>
          </table:table-cell>
          <table:table-cell office:value-type="float" office:value="5.280782898633853" table:style-name="ce14">
            <text:p>5.28</text:p>
          </table:table-cell>
          <table:table-cell office:value-type="float" office:value="5815423" table:style-name="ce13">
            <text:p>5,815,423</text:p>
          </table:table-cell>
          <table:table-cell office:value-type="float" office:value="2939379" table:style-name="ce13">
            <text:p>2,939,379</text:p>
          </table:table-cell>
          <table:table-cell office:value-type="float" office:value="2876044" table:style-name="ce13">
            <text:p>2,876,044</text:p>
          </table:table-cell>
          <table:table-cell office:value-type="float" office:value="83.26664134246704" table:style-name="ce14">
            <text:p>83.27</text:p>
          </table:table-cell>
          <table:table-cell office:value-type="float" office:value="1252157" table:style-name="ce13">
            <text:p>1,252,157</text:p>
          </table:table-cell>
          <table:table-cell office:value-type="float" office:value="579270" table:style-name="ce13">
            <text:p>579,270</text:p>
          </table:table-cell>
          <table:table-cell office:value-type="float" office:value="672887" table:style-name="ce13">
            <text:p>672,887</text:p>
          </table:table-cell>
          <table:table-cell office:value-type="float" office:value="17.928688562028849" table:style-name="ce14">
            <text:p>17.93</text:p>
          </table:table-cell>
          <table:table-cell table:number-columns-repeated="16352"/>
        </table:table-row>
        <table:table-row table:style-name="ro6">
          <table:table-cell office:value-type="string" table:style-name="ce16">
            <text:p>宜蘭縣</text:p>
          </table:table-cell>
          <table:table-cell office:value-type="float" office:value="450080" table:style-name="ce17">
            <text:p>450,080</text:p>
          </table:table-cell>
          <table:table-cell office:value-type="float" office:value="226639" table:style-name="ce17">
            <text:p>226,639</text:p>
          </table:table-cell>
          <table:table-cell office:value-type="float" office:value="223441" table:style-name="ce17">
            <text:p>223,441</text:p>
          </table:table-cell>
          <table:table-cell office:value-type="float" office:value="15207" table:style-name="ce17">
            <text:p>15,207</text:p>
          </table:table-cell>
          <table:table-cell office:value-type="float" office:value="7824" table:style-name="ce17">
            <text:p>7,824</text:p>
          </table:table-cell>
          <table:table-cell office:value-type="float" office:value="7383" table:style-name="ce17">
            <text:p>7,383</text:p>
          </table:table-cell>
          <table:table-cell office:value-type="float" office:value="3.3787326697476008" table:style-name="ce18">
            <text:p>3.38</text:p>
          </table:table-cell>
          <table:table-cell office:value-type="float" office:value="22714" table:style-name="ce17">
            <text:p>22,714</text:p>
          </table:table-cell>
          <table:table-cell office:value-type="float" office:value="11691" table:style-name="ce17">
            <text:p>11,691</text:p>
          </table:table-cell>
          <table:table-cell office:value-type="float" office:value="11023" table:style-name="ce17">
            <text:p>11,023</text:p>
          </table:table-cell>
          <table:table-cell office:value-type="float" office:value="5.0466583718450053" table:style-name="ce19">
            <text:p>5.05</text:p>
          </table:table-cell>
          <table:table-cell office:value-type="float" office:value="40891" table:style-name="ce17">
            <text:p>40,891</text:p>
          </table:table-cell>
          <table:table-cell office:value-type="float" office:value="21187" table:style-name="ce17">
            <text:p>21,187</text:p>
          </table:table-cell>
          <table:table-cell office:value-type="float" office:value="19704" table:style-name="ce17">
            <text:p>19,704</text:p>
          </table:table-cell>
          <table:table-cell office:value-type="float" office:value="9.0852737291148227" table:style-name="ce18">
            <text:p>9.09</text:p>
          </table:table-cell>
          <table:table-cell office:value-type="float" office:value="44515" table:style-name="ce17">
            <text:p>44,515</text:p>
          </table:table-cell>
          <table:table-cell office:value-type="float" office:value="23063" table:style-name="ce17">
            <text:p>23,063</text:p>
          </table:table-cell>
          <table:table-cell office:value-type="float" office:value="21452" table:style-name="ce17">
            <text:p>21,452</text:p>
          </table:table-cell>
          <table:table-cell office:value-type="float" office:value="9.8904639175257731" table:style-name="ce18">
            <text:p>9.89</text:p>
          </table:table-cell>
          <table:table-cell office:value-type="float" office:value="23009" table:style-name="ce17">
            <text:p>23,009</text:p>
          </table:table-cell>
          <table:table-cell office:value-type="float" office:value="11928" table:style-name="ce17">
            <text:p>11,928</text:p>
          </table:table-cell>
          <table:table-cell office:value-type="float" office:value="11081" table:style-name="ce17">
            <text:p>11,081</text:p>
          </table:table-cell>
          <table:table-cell office:value-type="float" office:value="5.1122022751510841" table:style-name="ce18">
            <text:p>5.11</text:p>
          </table:table-cell>
          <table:table-cell office:value-type="float" office:value="376981" table:style-name="ce17">
            <text:p>376,981</text:p>
          </table:table-cell>
          <table:table-cell office:value-type="float" office:value="188711" table:style-name="ce17">
            <text:p>188,711</text:p>
          </table:table-cell>
          <table:table-cell office:value-type="float" office:value="188270" table:style-name="ce17">
            <text:p>188,270</text:p>
          </table:table-cell>
          <table:table-cell office:value-type="float" office:value="83.758665126199787" table:style-name="ce18">
            <text:p>83.76</text:p>
          </table:table-cell>
          <table:table-cell office:value-type="float" office:value="81643" table:style-name="ce17">
            <text:p>81,643</text:p>
          </table:table-cell>
          <table:table-cell office:value-type="float" office:value="37772" table:style-name="ce17">
            <text:p>37,772</text:p>
          </table:table-cell>
          <table:table-cell office:value-type="float" office:value="43871" table:style-name="ce17">
            <text:p>43,871</text:p>
          </table:table-cell>
          <table:table-cell office:value-type="float" office:value="18.139664059722715" table:style-name="ce18">
            <text:p>18.14</text:p>
          </table:table-cell>
          <table:table-cell table:number-columns-repeated="16352"/>
        </table:table-row>
        <table:table-row table:style-name="ro7">
          <table:table-cell office:value-type="string" table:style-name="ce16">
            <text:p>新竹縣</text:p>
          </table:table-cell>
          <table:table-cell office:value-type="float" office:value="575923" table:style-name="ce17">
            <text:p>575,923</text:p>
          </table:table-cell>
          <table:table-cell office:value-type="float" office:value="293958" table:style-name="ce17">
            <text:p>293,958</text:p>
          </table:table-cell>
          <table:table-cell office:value-type="float" office:value="281965" table:style-name="ce17">
            <text:p>281,965</text:p>
          </table:table-cell>
          <table:table-cell office:value-type="float" office:value="26912" table:style-name="ce17">
            <text:p>26,912</text:p>
          </table:table-cell>
          <table:table-cell office:value-type="float" office:value="13942" table:style-name="ce17">
            <text:p>13,942</text:p>
          </table:table-cell>
          <table:table-cell office:value-type="float" office:value="12970" table:style-name="ce17">
            <text:p>12,970</text:p>
          </table:table-cell>
          <table:table-cell office:value-type="float" office:value="4.6728468909906358" table:style-name="ce18">
            <text:p>4.67</text:p>
          </table:table-cell>
          <table:table-cell office:value-type="float" office:value="40616" table:style-name="ce17">
            <text:p>40,616</text:p>
          </table:table-cell>
          <table:table-cell office:value-type="float" office:value="21103" table:style-name="ce17">
            <text:p>21,103</text:p>
          </table:table-cell>
          <table:table-cell office:value-type="float" office:value="19513" table:style-name="ce17">
            <text:p>19,513</text:p>
          </table:table-cell>
          <table:table-cell office:value-type="float" office:value="7.0523316485016228" table:style-name="ce19">
            <text:p>7.05</text:p>
          </table:table-cell>
          <table:table-cell office:value-type="float" office:value="73424" table:style-name="ce17">
            <text:p>73,424</text:p>
          </table:table-cell>
          <table:table-cell office:value-type="float" office:value="37926" table:style-name="ce17">
            <text:p>37,926</text:p>
          </table:table-cell>
          <table:table-cell office:value-type="float" office:value="35498" table:style-name="ce17">
            <text:p>35,498</text:p>
          </table:table-cell>
          <table:table-cell office:value-type="float" office:value="12.748926505800254" table:style-name="ce18">
            <text:p>12.75</text:p>
          </table:table-cell>
          <table:table-cell office:value-type="float" office:value="79438" table:style-name="ce17">
            <text:p>79,438</text:p>
          </table:table-cell>
          <table:table-cell office:value-type="float" office:value="41088" table:style-name="ce17">
            <text:p>41,088</text:p>
          </table:table-cell>
          <table:table-cell office:value-type="float" office:value="38350" table:style-name="ce17">
            <text:p>38,350</text:p>
          </table:table-cell>
          <table:table-cell office:value-type="float" office:value="13.793163322180222" table:style-name="ce18">
            <text:p>13.79</text:p>
          </table:table-cell>
          <table:table-cell office:value-type="float" office:value="36385" table:style-name="ce17">
            <text:p>36,385</text:p>
          </table:table-cell>
          <table:table-cell office:value-type="float" office:value="19118" table:style-name="ce17">
            <text:p>19,118</text:p>
          </table:table-cell>
          <table:table-cell office:value-type="float" office:value="17267" table:style-name="ce17">
            <text:p>17,267</text:p>
          </table:table-cell>
          <table:table-cell office:value-type="float" office:value="6.3176848293955965" table:style-name="ce18">
            <text:p>6.32</text:p>
          </table:table-cell>
          <table:table-cell office:value-type="float" office:value="453192" table:style-name="ce17">
            <text:p>453,192</text:p>
          </table:table-cell>
          <table:table-cell office:value-type="float" office:value="230146" table:style-name="ce17">
            <text:p>230,146</text:p>
          </table:table-cell>
          <table:table-cell office:value-type="float" office:value="223046" table:style-name="ce17">
            <text:p>223,046</text:p>
          </table:table-cell>
          <table:table-cell office:value-type="float" office:value="78.689685947600623" table:style-name="ce18">
            <text:p>78.69</text:p>
          </table:table-cell>
          <table:table-cell office:value-type="float" office:value="77322" table:style-name="ce17">
            <text:p>77,322</text:p>
          </table:table-cell>
          <table:table-cell office:value-type="float" office:value="36858" table:style-name="ce17">
            <text:p>36,858</text:p>
          </table:table-cell>
          <table:table-cell office:value-type="float" office:value="40464" table:style-name="ce17">
            <text:p>40,464</text:p>
          </table:table-cell>
          <table:table-cell office:value-type="float" office:value="13.425753095465886" table:style-name="ce18">
            <text:p>13.43</text:p>
          </table:table-cell>
          <table:table-cell table:number-columns-repeated="16352"/>
        </table:table-row>
        <table:table-row table:style-name="ro7">
          <table:table-cell office:value-type="string" table:style-name="ce16">
            <text:p>苗栗縣</text:p>
          </table:table-cell>
          <table:table-cell office:value-type="float" office:value="537428" table:style-name="ce17">
            <text:p>537,428</text:p>
          </table:table-cell>
          <table:table-cell office:value-type="float" office:value="277018" table:style-name="ce17">
            <text:p>277,018</text:p>
          </table:table-cell>
          <table:table-cell office:value-type="float" office:value="260410" table:style-name="ce17">
            <text:p>260,410</text:p>
          </table:table-cell>
          <table:table-cell office:value-type="float" office:value="16401" table:style-name="ce17">
            <text:p>16,401</text:p>
          </table:table-cell>
          <table:table-cell office:value-type="float" office:value="8447" table:style-name="ce17">
            <text:p>8,447</text:p>
          </table:table-cell>
          <table:table-cell office:value-type="float" office:value="7954" table:style-name="ce17">
            <text:p>7,954</text:p>
          </table:table-cell>
          <table:table-cell office:value-type="float" office:value="3.0517576307896128" table:style-name="ce18">
            <text:p>3.05</text:p>
          </table:table-cell>
          <table:table-cell office:value-type="float" office:value="25938" table:style-name="ce17">
            <text:p>25,938</text:p>
          </table:table-cell>
          <table:table-cell office:value-type="float" office:value="13368" table:style-name="ce17">
            <text:p>13,368</text:p>
          </table:table-cell>
          <table:table-cell office:value-type="float" office:value="12570" table:style-name="ce17">
            <text:p>12,570</text:p>
          </table:table-cell>
          <table:table-cell office:value-type="float" office:value="4.8263209211280396" table:style-name="ce19">
            <text:p>4.83</text:p>
          </table:table-cell>
          <table:table-cell office:value-type="float" office:value="49737" table:style-name="ce17">
            <text:p>49,737</text:p>
          </table:table-cell>
          <table:table-cell office:value-type="float" office:value="25625" table:style-name="ce17">
            <text:p>25,625</text:p>
          </table:table-cell>
          <table:table-cell office:value-type="float" office:value="24112" table:style-name="ce17">
            <text:p>24,112</text:p>
          </table:table-cell>
          <table:table-cell office:value-type="float" office:value="9.2546350394843593" table:style-name="ce18">
            <text:p>9.25</text:p>
          </table:table-cell>
          <table:table-cell office:value-type="float" office:value="54167" table:style-name="ce17">
            <text:p>54,167</text:p>
          </table:table-cell>
          <table:table-cell office:value-type="float" office:value="27936" table:style-name="ce17">
            <text:p>27,936</text:p>
          </table:table-cell>
          <table:table-cell office:value-type="float" office:value="26231" table:style-name="ce17">
            <text:p>26,231</text:p>
          </table:table-cell>
          <table:table-cell office:value-type="float" office:value="10.07893150338278" table:style-name="ce18">
            <text:p>10.08</text:p>
          </table:table-cell>
          <table:table-cell office:value-type="float" office:value="29038" table:style-name="ce17">
            <text:p>29,038</text:p>
          </table:table-cell>
          <table:table-cell office:value-type="float" office:value="15312" table:style-name="ce17">
            <text:p>15,312</text:p>
          </table:table-cell>
          <table:table-cell office:value-type="float" office:value="13726" table:style-name="ce17">
            <text:p>13,726</text:p>
          </table:table-cell>
          <table:table-cell office:value-type="float" office:value="5.403142374420387" table:style-name="ce18">
            <text:p>5.40</text:p>
          </table:table-cell>
          <table:table-cell office:value-type="float" office:value="446991" table:style-name="ce17">
            <text:p>446,991</text:p>
          </table:table-cell>
          <table:table-cell office:value-type="float" office:value="229771" table:style-name="ce17">
            <text:p>229,771</text:p>
          </table:table-cell>
          <table:table-cell office:value-type="float" office:value="217220" table:style-name="ce17">
            <text:p>217,220</text:p>
          </table:table-cell>
          <table:table-cell office:value-type="float" office:value="83.172257493096751" table:style-name="ce18">
            <text:p>83.17</text:p>
          </table:table-cell>
          <table:table-cell office:value-type="float" office:value="96376" table:style-name="ce17">
            <text:p>96,376</text:p>
          </table:table-cell>
          <table:table-cell office:value-type="float" office:value="45770" table:style-name="ce17">
            <text:p>45,770</text:p>
          </table:table-cell>
          <table:table-cell office:value-type="float" office:value="50606" table:style-name="ce17">
            <text:p>50,606</text:p>
          </table:table-cell>
          <table:table-cell office:value-type="float" office:value="17.932820768549462" table:style-name="ce18">
            <text:p>17.93</text:p>
          </table:table-cell>
          <table:table-cell table:number-columns-repeated="16352"/>
        </table:table-row>
        <table:table-row table:style-name="ro7">
          <table:table-cell office:value-type="string" table:style-name="ce16">
            <text:p>彰化縣</text:p>
          </table:table-cell>
          <table:table-cell office:value-type="float" office:value="1252997" table:style-name="ce17">
            <text:p>1,252,997</text:p>
          </table:table-cell>
          <table:table-cell office:value-type="float" office:value="636373" table:style-name="ce17">
            <text:p>636,373</text:p>
          </table:table-cell>
          <table:table-cell office:value-type="float" office:value="616624" table:style-name="ce17">
            <text:p>616,624</text:p>
          </table:table-cell>
          <table:table-cell office:value-type="float" office:value="49992" table:style-name="ce17">
            <text:p>49,992</text:p>
          </table:table-cell>
          <table:table-cell office:value-type="float" office:value="25938" table:style-name="ce17">
            <text:p>25,938</text:p>
          </table:table-cell>
          <table:table-cell office:value-type="float" office:value="24054" table:style-name="ce17">
            <text:p>24,054</text:p>
          </table:table-cell>
          <table:table-cell office:value-type="float" office:value="3.9897940697383949" table:style-name="ce18">
            <text:p>3.99</text:p>
          </table:table-cell>
          <table:table-cell office:value-type="float" office:value="71286" table:style-name="ce17">
            <text:p>71,286</text:p>
          </table:table-cell>
          <table:table-cell office:value-type="float" office:value="36994" table:style-name="ce17">
            <text:p>36,994</text:p>
          </table:table-cell>
          <table:table-cell office:value-type="float" office:value="34292" table:style-name="ce17">
            <text:p>34,292</text:p>
          </table:table-cell>
          <table:table-cell office:value-type="float" office:value="5.6892394794241321" table:style-name="ce19">
            <text:p>5.69</text:p>
          </table:table-cell>
          <table:table-cell office:value-type="float" office:value="123188" table:style-name="ce17">
            <text:p>123,188</text:p>
          </table:table-cell>
          <table:table-cell office:value-type="float" office:value="64001" table:style-name="ce17">
            <text:p>64,001</text:p>
          </table:table-cell>
          <table:table-cell office:value-type="float" office:value="59187" table:style-name="ce17">
            <text:p>59,187</text:p>
          </table:table-cell>
          <table:table-cell office:value-type="float" office:value="9.8314680721502121" table:style-name="ce18">
            <text:p>9.83</text:p>
          </table:table-cell>
          <table:table-cell office:value-type="float" office:value="133408" table:style-name="ce17">
            <text:p>133,408</text:p>
          </table:table-cell>
          <table:table-cell office:value-type="float" office:value="69389" table:style-name="ce17">
            <text:p>69,389</text:p>
          </table:table-cell>
          <table:table-cell office:value-type="float" office:value="64019" table:style-name="ce17">
            <text:p>64,019</text:p>
          </table:table-cell>
          <table:table-cell office:value-type="float" office:value="10.647112483110496" table:style-name="ce18">
            <text:p>10.65</text:p>
          </table:table-cell>
          <table:table-cell office:value-type="float" office:value="67509" table:style-name="ce17">
            <text:p>67,509</text:p>
          </table:table-cell>
          <table:table-cell office:value-type="float" office:value="35611" table:style-name="ce17">
            <text:p>35,611</text:p>
          </table:table-cell>
          <table:table-cell office:value-type="float" office:value="31898" table:style-name="ce17">
            <text:p>31,898</text:p>
          </table:table-cell>
          <table:table-cell office:value-type="float" office:value="5.3878022054322559" table:style-name="ce18">
            <text:p>5.39</text:p>
          </table:table-cell>
          <table:table-cell office:value-type="float" office:value="1034655" table:style-name="ce17">
            <text:p>1,034,655</text:p>
          </table:table-cell>
          <table:table-cell office:value-type="float" office:value="522216" table:style-name="ce17">
            <text:p>522,216</text:p>
          </table:table-cell>
          <table:table-cell office:value-type="float" office:value="512439" table:style-name="ce17">
            <text:p>512,439</text:p>
          </table:table-cell>
          <table:table-cell office:value-type="float" office:value="82.574419571635048" table:style-name="ce18">
            <text:p>82.57</text:p>
          </table:table-cell>
          <table:table-cell office:value-type="float" office:value="220046" table:style-name="ce17">
            <text:p>220,046</text:p>
          </table:table-cell>
          <table:table-cell office:value-type="float" office:value="101751" table:style-name="ce17">
            <text:p>101,751</text:p>
          </table:table-cell>
          <table:table-cell office:value-type="float" office:value="118295" table:style-name="ce17">
            <text:p>118,295</text:p>
          </table:table-cell>
          <table:table-cell office:value-type="float" office:value="17.561574369292185" table:style-name="ce18">
            <text:p>17.56</text:p>
          </table:table-cell>
          <table:table-cell table:number-columns-repeated="16352"/>
        </table:table-row>
        <table:table-row table:style-name="ro6">
          <table:table-cell office:value-type="string" table:style-name="ce16">
            <text:p>南投縣</text:p>
          </table:table-cell>
          <table:table-cell office:value-type="float" office:value="483980" table:style-name="ce17">
            <text:p>483,980</text:p>
          </table:table-cell>
          <table:table-cell office:value-type="float" office:value="247207" table:style-name="ce17">
            <text:p>247,207</text:p>
          </table:table-cell>
          <table:table-cell office:value-type="float" office:value="236773" table:style-name="ce17">
            <text:p>236,773</text:p>
          </table:table-cell>
          <table:table-cell office:value-type="float" office:value="14636" table:style-name="ce17">
            <text:p>14,636</text:p>
          </table:table-cell>
          <table:table-cell office:value-type="float" office:value="7700" table:style-name="ce17">
            <text:p>7,700</text:p>
          </table:table-cell>
          <table:table-cell office:value-type="float" office:value="6936" table:style-name="ce17">
            <text:p>6,936</text:p>
          </table:table-cell>
          <table:table-cell office:value-type="float" office:value="3.0240919046241581" table:style-name="ce18">
            <text:p>3.02</text:p>
          </table:table-cell>
          <table:table-cell office:value-type="float" office:value="21700" table:style-name="ce17">
            <text:p>21,700</text:p>
          </table:table-cell>
          <table:table-cell office:value-type="float" office:value="11359" table:style-name="ce17">
            <text:p>11,359</text:p>
          </table:table-cell>
          <table:table-cell office:value-type="float" office:value="10341" table:style-name="ce17">
            <text:p>10,341</text:p>
          </table:table-cell>
          <table:table-cell office:value-type="float" office:value="4.4836563494359272" table:style-name="ce19">
            <text:p>4.48</text:p>
          </table:table-cell>
          <table:table-cell office:value-type="float" office:value="39685" table:style-name="ce17">
            <text:p>39,685</text:p>
          </table:table-cell>
          <table:table-cell office:value-type="float" office:value="20726" table:style-name="ce17">
            <text:p>20,726</text:p>
          </table:table-cell>
          <table:table-cell office:value-type="float" office:value="18959" table:style-name="ce17">
            <text:p>18,959</text:p>
          </table:table-cell>
          <table:table-cell office:value-type="float" office:value="8.1997189966527539" table:style-name="ce18">
            <text:p>8.20</text:p>
          </table:table-cell>
          <table:table-cell office:value-type="float" office:value="43158" table:style-name="ce17">
            <text:p>43,158</text:p>
          </table:table-cell>
          <table:table-cell office:value-type="float" office:value="22524" table:style-name="ce17">
            <text:p>22,524</text:p>
          </table:table-cell>
          <table:table-cell office:value-type="float" office:value="20634" table:style-name="ce17">
            <text:p>20,634</text:p>
          </table:table-cell>
          <table:table-cell office:value-type="float" office:value="8.9173106326707714" table:style-name="ce18">
            <text:p>8.92</text:p>
          </table:table-cell>
          <table:table-cell office:value-type="float" office:value="24024" table:style-name="ce17">
            <text:p>24,024</text:p>
          </table:table-cell>
          <table:table-cell office:value-type="float" office:value="12445" table:style-name="ce17">
            <text:p>12,445</text:p>
          </table:table-cell>
          <table:table-cell office:value-type="float" office:value="11579" table:style-name="ce17">
            <text:p>11,579</text:p>
          </table:table-cell>
          <table:table-cell office:value-type="float" office:value="4.9638414810529357" table:style-name="ce18">
            <text:p>4.96</text:p>
          </table:table-cell>
          <table:table-cell office:value-type="float" office:value="410251" table:style-name="ce17">
            <text:p>410,251</text:p>
          </table:table-cell>
          <table:table-cell office:value-type="float" office:value="208851" table:style-name="ce17">
            <text:p>208,851</text:p>
          </table:table-cell>
          <table:table-cell office:value-type="float" office:value="201400" table:style-name="ce17">
            <text:p>201,400</text:p>
          </table:table-cell>
          <table:table-cell office:value-type="float" office:value="84.766106037439556" table:style-name="ce18">
            <text:p>84.77</text:p>
          </table:table-cell>
          <table:table-cell office:value-type="float" office:value="94865" table:style-name="ce17">
            <text:p>94,865</text:p>
          </table:table-cell>
          <table:table-cell office:value-type="float" office:value="44607" table:style-name="ce17">
            <text:p>44,607</text:p>
          </table:table-cell>
          <table:table-cell office:value-type="float" office:value="50258" table:style-name="ce17">
            <text:p>50,258</text:p>
          </table:table-cell>
          <table:table-cell office:value-type="float" office:value="19.601016570932682" table:style-name="ce18">
            <text:p>19.60</text:p>
          </table:table-cell>
          <table:table-cell table:number-columns-repeated="16352"/>
        </table:table-row>
        <table:table-row table:style-name="ro7">
          <table:table-cell office:value-type="string" table:style-name="ce16">
            <text:p>雲林縣</text:p>
          </table:table-cell>
          <table:table-cell office:value-type="float" office:value="668722" table:style-name="ce17">
            <text:p>668,722</text:p>
          </table:table-cell>
          <table:table-cell office:value-type="float" office:value="345573" table:style-name="ce17">
            <text:p>345,573</text:p>
          </table:table-cell>
          <table:table-cell office:value-type="float" office:value="323149" table:style-name="ce17">
            <text:p>323,149</text:p>
          </table:table-cell>
          <table:table-cell office:value-type="float" office:value="20546" table:style-name="ce17">
            <text:p>20,546</text:p>
          </table:table-cell>
          <table:table-cell office:value-type="float" office:value="10639" table:style-name="ce17">
            <text:p>10,639</text:p>
          </table:table-cell>
          <table:table-cell office:value-type="float" office:value="9907" table:style-name="ce17">
            <text:p>9,907</text:p>
          </table:table-cell>
          <table:table-cell office:value-type="float" office:value="3.0724277053843001" table:style-name="ce18">
            <text:p>3.07</text:p>
          </table:table-cell>
          <table:table-cell office:value-type="float" office:value="30271" table:style-name="ce17">
            <text:p>30,271</text:p>
          </table:table-cell>
          <table:table-cell office:value-type="float" office:value="15624" table:style-name="ce17">
            <text:p>15,624</text:p>
          </table:table-cell>
          <table:table-cell office:value-type="float" office:value="14647" table:style-name="ce17">
            <text:p>14,647</text:p>
          </table:table-cell>
          <table:table-cell office:value-type="float" office:value="4.5266942017759249" table:style-name="ce19">
            <text:p>4.53</text:p>
          </table:table-cell>
          <table:table-cell office:value-type="float" office:value="55481" table:style-name="ce17">
            <text:p>55,481</text:p>
          </table:table-cell>
          <table:table-cell office:value-type="float" office:value="28700" table:style-name="ce17">
            <text:p>28,700</text:p>
          </table:table-cell>
          <table:table-cell office:value-type="float" office:value="26781" table:style-name="ce17">
            <text:p>26,781</text:p>
          </table:table-cell>
          <table:table-cell office:value-type="float" office:value="8.2965716695428" table:style-name="ce18">
            <text:p>8.30</text:p>
          </table:table-cell>
          <table:table-cell office:value-type="float" office:value="60673" table:style-name="ce17">
            <text:p>60,673</text:p>
          </table:table-cell>
          <table:table-cell office:value-type="float" office:value="31405" table:style-name="ce17">
            <text:p>31,405</text:p>
          </table:table-cell>
          <table:table-cell office:value-type="float" office:value="29268" table:style-name="ce17">
            <text:p>29,268</text:p>
          </table:table-cell>
          <table:table-cell office:value-type="float" office:value="9.0729780087988736" table:style-name="ce18">
            <text:p>9.07</text:p>
          </table:table-cell>
          <table:table-cell office:value-type="float" office:value="35167" table:style-name="ce17">
            <text:p>35,167</text:p>
          </table:table-cell>
          <table:table-cell office:value-type="float" office:value="18434" table:style-name="ce17">
            <text:p>18,434</text:p>
          </table:table-cell>
          <table:table-cell office:value-type="float" office:value="16733" table:style-name="ce17">
            <text:p>16,733</text:p>
          </table:table-cell>
          <table:table-cell office:value-type="float" office:value="5.2588370055120066" table:style-name="ce18">
            <text:p>5.26</text:p>
          </table:table-cell>
          <table:table-cell office:value-type="float" office:value="563467" table:style-name="ce17">
            <text:p>563,467</text:p>
          </table:table-cell>
          <table:table-cell office:value-type="float" office:value="290755" table:style-name="ce17">
            <text:p>290,755</text:p>
          </table:table-cell>
          <table:table-cell office:value-type="float" office:value="272712" table:style-name="ce17">
            <text:p>272,712</text:p>
          </table:table-cell>
          <table:table-cell office:value-type="float" office:value="84.260275570416411" table:style-name="ce18">
            <text:p>84.26</text:p>
          </table:table-cell>
          <table:table-cell office:value-type="float" office:value="132739" table:style-name="ce17">
            <text:p>132,739</text:p>
          </table:table-cell>
          <table:table-cell office:value-type="float" office:value="61164" table:style-name="ce17">
            <text:p>61,164</text:p>
          </table:table-cell>
          <table:table-cell office:value-type="float" office:value="71575" table:style-name="ce17">
            <text:p>71,575</text:p>
          </table:table-cell>
          <table:table-cell office:value-type="float" office:value="19.849653518203379" table:style-name="ce18">
            <text:p>19.85</text:p>
          </table:table-cell>
          <table:table-cell table:number-columns-repeated="16352"/>
        </table:table-row>
        <table:table-row table:style-name="ro7">
          <table:table-cell office:value-type="string" table:style-name="ce16">
            <text:p>嘉義縣</text:p>
          </table:table-cell>
          <table:table-cell office:value-type="float" office:value="492203" table:style-name="ce17">
            <text:p>492,203</text:p>
          </table:table-cell>
          <table:table-cell office:value-type="float" office:value="255310" table:style-name="ce17">
            <text:p>255,310</text:p>
          </table:table-cell>
          <table:table-cell office:value-type="float" office:value="236893" table:style-name="ce17">
            <text:p>236,893</text:p>
          </table:table-cell>
          <table:table-cell office:value-type="float" office:value="12948" table:style-name="ce17">
            <text:p>12,948</text:p>
          </table:table-cell>
          <table:table-cell office:value-type="float" office:value="6615" table:style-name="ce17">
            <text:p>6,615</text:p>
          </table:table-cell>
          <table:table-cell office:value-type="float" office:value="6333" table:style-name="ce17">
            <text:p>6,333</text:p>
          </table:table-cell>
          <table:table-cell office:value-type="float" office:value="2.6306219181922907" table:style-name="ce18">
            <text:p>2.63</text:p>
          </table:table-cell>
          <table:table-cell office:value-type="float" office:value="18557" table:style-name="ce17">
            <text:p>18,557</text:p>
          </table:table-cell>
          <table:table-cell office:value-type="float" office:value="9566" table:style-name="ce17">
            <text:p>9,566</text:p>
          </table:table-cell>
          <table:table-cell office:value-type="float" office:value="8991" table:style-name="ce17">
            <text:p>8,991</text:p>
          </table:table-cell>
          <table:table-cell office:value-type="float" office:value="3.7701923799733037" table:style-name="ce19">
            <text:p>3.77</text:p>
          </table:table-cell>
          <table:table-cell office:value-type="float" office:value="33217" table:style-name="ce17">
            <text:p>33,217</text:p>
          </table:table-cell>
          <table:table-cell office:value-type="float" office:value="17133" table:style-name="ce17">
            <text:p>17,133</text:p>
          </table:table-cell>
          <table:table-cell office:value-type="float" office:value="16084" table:style-name="ce17">
            <text:p>16,084</text:p>
          </table:table-cell>
          <table:table-cell office:value-type="float" office:value="6.748638265106063" table:style-name="ce18">
            <text:p>6.75</text:p>
          </table:table-cell>
          <table:table-cell office:value-type="float" office:value="36247" table:style-name="ce17">
            <text:p>36,247</text:p>
          </table:table-cell>
          <table:table-cell office:value-type="float" office:value="18769" table:style-name="ce17">
            <text:p>18,769</text:p>
          </table:table-cell>
          <table:table-cell office:value-type="float" office:value="17478" table:style-name="ce17">
            <text:p>17,478</text:p>
          </table:table-cell>
          <table:table-cell office:value-type="float" office:value="7.3642379262214979" table:style-name="ce18">
            <text:p>7.36</text:p>
          </table:table-cell>
          <table:table-cell office:value-type="float" office:value="22203" table:style-name="ce17">
            <text:p>22,203</text:p>
          </table:table-cell>
          <table:table-cell office:value-type="float" office:value="11710" table:style-name="ce17">
            <text:p>11,710</text:p>
          </table:table-cell>
          <table:table-cell office:value-type="float" office:value="10493" table:style-name="ce17">
            <text:p>10,493</text:p>
          </table:table-cell>
          <table:table-cell office:value-type="float" office:value="4.5109436553617108" table:style-name="ce18">
            <text:p>4.51</text:p>
          </table:table-cell>
          <table:table-cell office:value-type="float" office:value="426324" table:style-name="ce17">
            <text:p>426,324</text:p>
          </table:table-cell>
          <table:table-cell office:value-type="float" office:value="220950" table:style-name="ce17">
            <text:p>220,950</text:p>
          </table:table-cell>
          <table:table-cell office:value-type="float" office:value="205374" table:style-name="ce17">
            <text:p>205,374</text:p>
          </table:table-cell>
          <table:table-cell office:value-type="float" office:value="86.615481823556536" table:style-name="ce18">
            <text:p>86.62</text:p>
          </table:table-cell>
          <table:table-cell office:value-type="float" office:value="104733" table:style-name="ce17">
            <text:p>104,733</text:p>
          </table:table-cell>
          <table:table-cell office:value-type="float" office:value="48892" table:style-name="ce17">
            <text:p>48,892</text:p>
          </table:table-cell>
          <table:table-cell office:value-type="float" office:value="55841" table:style-name="ce17">
            <text:p>55,841</text:p>
          </table:table-cell>
          <table:table-cell office:value-type="float" office:value="21.278415613070216" table:style-name="ce18">
            <text:p>21.28</text:p>
          </table:table-cell>
          <table:table-cell table:number-columns-repeated="16352"/>
        </table:table-row>
        <table:table-row table:style-name="ro7">
          <table:table-cell office:value-type="string" table:style-name="ce16">
            <text:p>屏東縣</text:p>
          </table:table-cell>
          <table:table-cell office:value-type="float" office:value="803023" table:style-name="ce17">
            <text:p>803,023</text:p>
          </table:table-cell>
          <table:table-cell office:value-type="float" office:value="408725" table:style-name="ce17">
            <text:p>408,725</text:p>
          </table:table-cell>
          <table:table-cell office:value-type="float" office:value="394298" table:style-name="ce17">
            <text:p>394,298</text:p>
          </table:table-cell>
          <table:table-cell office:value-type="float" office:value="23727" table:style-name="ce17">
            <text:p>23,727</text:p>
          </table:table-cell>
          <table:table-cell office:value-type="float" office:value="12275" table:style-name="ce17">
            <text:p>12,275</text:p>
          </table:table-cell>
          <table:table-cell office:value-type="float" office:value="11452" table:style-name="ce17">
            <text:p>11,452</text:p>
          </table:table-cell>
          <table:table-cell office:value-type="float" office:value="2.9547098900031505" table:style-name="ce18">
            <text:p>2.95</text:p>
          </table:table-cell>
          <table:table-cell office:value-type="float" office:value="35373" table:style-name="ce17">
            <text:p>35,373</text:p>
          </table:table-cell>
          <table:table-cell office:value-type="float" office:value="18402" table:style-name="ce17">
            <text:p>18,402</text:p>
          </table:table-cell>
          <table:table-cell office:value-type="float" office:value="16971" table:style-name="ce17">
            <text:p>16,971</text:p>
          </table:table-cell>
          <table:table-cell office:value-type="float" office:value="4.4049796830227779" table:style-name="ce19">
            <text:p>4.40</text:p>
          </table:table-cell>
          <table:table-cell office:value-type="float" office:value="64209" table:style-name="ce17">
            <text:p>64,209</text:p>
          </table:table-cell>
          <table:table-cell office:value-type="float" office:value="33446" table:style-name="ce17">
            <text:p>33,446</text:p>
          </table:table-cell>
          <table:table-cell office:value-type="float" office:value="30763" table:style-name="ce17">
            <text:p>30,763</text:p>
          </table:table-cell>
          <table:table-cell office:value-type="float" office:value="7.9959104533743126" table:style-name="ce18">
            <text:p>8.00</text:p>
          </table:table-cell>
          <table:table-cell office:value-type="float" office:value="69775" table:style-name="ce17">
            <text:p>69,775</text:p>
          </table:table-cell>
          <table:table-cell office:value-type="float" office:value="36320" table:style-name="ce17">
            <text:p>36,320</text:p>
          </table:table-cell>
          <table:table-cell office:value-type="float" office:value="33455" table:style-name="ce17">
            <text:p>33,455</text:p>
          </table:table-cell>
          <table:table-cell office:value-type="float" office:value="8.6890412852433858" table:style-name="ce18">
            <text:p>8.69</text:p>
          </table:table-cell>
          <table:table-cell office:value-type="float" office:value="37971" table:style-name="ce17">
            <text:p>37,971</text:p>
          </table:table-cell>
          <table:table-cell office:value-type="float" office:value="19861" table:style-name="ce17">
            <text:p>19,861</text:p>
          </table:table-cell>
          <table:table-cell office:value-type="float" office:value="18110" table:style-name="ce17">
            <text:p>18,110</text:p>
          </table:table-cell>
          <table:table-cell office:value-type="float" office:value="4.7285071535933598" table:style-name="ce18">
            <text:p>4.73</text:p>
          </table:table-cell>
          <table:table-cell office:value-type="float" office:value="684607" table:style-name="ce17">
            <text:p>684,607</text:p>
          </table:table-cell>
          <table:table-cell office:value-type="float" office:value="346966" table:style-name="ce17">
            <text:p>346,966</text:p>
          </table:table-cell>
          <table:table-cell office:value-type="float" office:value="337641" table:style-name="ce17">
            <text:p>337,641</text:p>
          </table:table-cell>
          <table:table-cell office:value-type="float" office:value="85.253722496117788" table:style-name="ce18">
            <text:p>85.25</text:p>
          </table:table-cell>
          <table:table-cell office:value-type="float" office:value="152262" table:style-name="ce17">
            <text:p>152,262</text:p>
          </table:table-cell>
          <table:table-cell office:value-type="float" office:value="70909" table:style-name="ce17">
            <text:p>70,909</text:p>
          </table:table-cell>
          <table:table-cell office:value-type="float" office:value="81353" table:style-name="ce17">
            <text:p>81,353</text:p>
          </table:table-cell>
          <table:table-cell office:value-type="float" office:value="18.961100740576548" table:style-name="ce18">
            <text:p>18.96</text:p>
          </table:table-cell>
          <table:table-cell table:number-columns-repeated="16352"/>
        </table:table-row>
        <table:table-row table:style-name="ro6">
          <table:table-cell office:value-type="string" table:style-name="ce16">
            <text:p>臺東縣</text:p>
          </table:table-cell>
          <table:table-cell office:value-type="float" office:value="213172" table:style-name="ce17">
            <text:p>213,172</text:p>
          </table:table-cell>
          <table:table-cell office:value-type="float" office:value="109329" table:style-name="ce17">
            <text:p>109,329</text:p>
          </table:table-cell>
          <table:table-cell office:value-type="float" office:value="103843" table:style-name="ce17">
            <text:p>103,843</text:p>
          </table:table-cell>
          <table:table-cell office:value-type="float" office:value="7098" table:style-name="ce17">
            <text:p>7,098</text:p>
          </table:table-cell>
          <table:table-cell office:value-type="float" office:value="3732" table:style-name="ce17">
            <text:p>3,732</text:p>
          </table:table-cell>
          <table:table-cell office:value-type="float" office:value="3366" table:style-name="ce17">
            <text:p>3,366</text:p>
          </table:table-cell>
          <table:table-cell office:value-type="float" office:value="3.3297055898523253" table:style-name="ce18">
            <text:p>3.33</text:p>
          </table:table-cell>
          <table:table-cell office:value-type="float" office:value="10354" table:style-name="ce17">
            <text:p>10,354</text:p>
          </table:table-cell>
          <table:table-cell office:value-type="float" office:value="5404" table:style-name="ce17">
            <text:p>5,404</text:p>
          </table:table-cell>
          <table:table-cell office:value-type="float" office:value="4950" table:style-name="ce17">
            <text:p>4,950</text:p>
          </table:table-cell>
          <table:table-cell office:value-type="float" office:value="4.8571106899592822" table:style-name="ce19">
            <text:p>4.86</text:p>
          </table:table-cell>
          <table:table-cell office:value-type="float" office:value="18711" table:style-name="ce17">
            <text:p>18,711</text:p>
          </table:table-cell>
          <table:table-cell office:value-type="float" office:value="9781" table:style-name="ce17">
            <text:p>9,781</text:p>
          </table:table-cell>
          <table:table-cell office:value-type="float" office:value="8930" table:style-name="ce17">
            <text:p>8,930</text:p>
          </table:table-cell>
          <table:table-cell office:value-type="float" office:value="8.7774191732497702" table:style-name="ce18">
            <text:p>8.78</text:p>
          </table:table-cell>
          <table:table-cell office:value-type="float" office:value="20296" table:style-name="ce17">
            <text:p>20,296</text:p>
          </table:table-cell>
          <table:table-cell office:value-type="float" office:value="10599" table:style-name="ce17">
            <text:p>10,599</text:p>
          </table:table-cell>
          <table:table-cell office:value-type="float" office:value="9697" table:style-name="ce17">
            <text:p>9,697</text:p>
          </table:table-cell>
          <table:table-cell office:value-type="float" office:value="9.5209502186028185" table:style-name="ce18">
            <text:p>9.52</text:p>
          </table:table-cell>
          <table:table-cell office:value-type="float" office:value="11017" table:style-name="ce17">
            <text:p>11,017</text:p>
          </table:table-cell>
          <table:table-cell office:value-type="float" office:value="5841" table:style-name="ce17">
            <text:p>5,841</text:p>
          </table:table-cell>
          <table:table-cell office:value-type="float" office:value="5176" table:style-name="ce17">
            <text:p>5,176</text:p>
          </table:table-cell>
          <table:table-cell office:value-type="float" office:value="5.168127146154279" table:style-name="ce18">
            <text:p>5.17</text:p>
          </table:table-cell>
          <table:table-cell office:value-type="float" office:value="178930" table:style-name="ce17">
            <text:p>178,930</text:p>
          </table:table-cell>
          <table:table-cell office:value-type="float" office:value="91372" table:style-name="ce17">
            <text:p>91,372</text:p>
          </table:table-cell>
          <table:table-cell office:value-type="float" office:value="87558" table:style-name="ce17">
            <text:p>87,558</text:p>
          </table:table-cell>
          <table:table-cell office:value-type="float" office:value="83.936914791811319" table:style-name="ce18">
            <text:p>83.94</text:p>
          </table:table-cell>
          <table:table-cell office:value-type="float" office:value="38984" table:style-name="ce17">
            <text:p>38,984</text:p>
          </table:table-cell>
          <table:table-cell office:value-type="float" office:value="17683" table:style-name="ce17">
            <text:p>17,683</text:p>
          </table:table-cell>
          <table:table-cell office:value-type="float" office:value="21301" table:style-name="ce17">
            <text:p>21,301</text:p>
          </table:table-cell>
          <table:table-cell office:value-type="float" office:value="18.28757998236166" table:style-name="ce18">
            <text:p>18.29</text:p>
          </table:table-cell>
          <table:table-cell table:number-columns-repeated="16352"/>
        </table:table-row>
        <table:table-row table:style-name="ro7">
          <table:table-cell office:value-type="string" table:style-name="ce16">
            <text:p>花蓮縣</text:p>
          </table:table-cell>
          <table:table-cell office:value-type="float" office:value="320854" table:style-name="ce17">
            <text:p>320,854</text:p>
          </table:table-cell>
          <table:table-cell office:value-type="float" office:value="162118" table:style-name="ce17">
            <text:p>162,118</text:p>
          </table:table-cell>
          <table:table-cell office:value-type="float" office:value="158736" table:style-name="ce17">
            <text:p>158,736</text:p>
          </table:table-cell>
          <table:table-cell office:value-type="float" office:value="11168" table:style-name="ce17">
            <text:p>11,168</text:p>
          </table:table-cell>
          <table:table-cell office:value-type="float" office:value="5845" table:style-name="ce17">
            <text:p>5,845</text:p>
          </table:table-cell>
          <table:table-cell office:value-type="float" office:value="5323" table:style-name="ce17">
            <text:p>5,323</text:p>
          </table:table-cell>
          <table:table-cell office:value-type="float" office:value="3.4807108529112929" table:style-name="ce18">
            <text:p>3.48</text:p>
          </table:table-cell>
          <table:table-cell office:value-type="float" office:value="16495" table:style-name="ce17">
            <text:p>16,495</text:p>
          </table:table-cell>
          <table:table-cell office:value-type="float" office:value="8601" table:style-name="ce17">
            <text:p>8,601</text:p>
          </table:table-cell>
          <table:table-cell office:value-type="float" office:value="7894" table:style-name="ce17">
            <text:p>7,894</text:p>
          </table:table-cell>
          <table:table-cell office:value-type="float" office:value="5.1409675428699657" table:style-name="ce19">
            <text:p>5.14</text:p>
          </table:table-cell>
          <table:table-cell office:value-type="float" office:value="29245" table:style-name="ce17">
            <text:p>29,245</text:p>
          </table:table-cell>
          <table:table-cell office:value-type="float" office:value="15320" table:style-name="ce17">
            <text:p>15,320</text:p>
          </table:table-cell>
          <table:table-cell office:value-type="float" office:value="13925" table:style-name="ce17">
            <text:p>13,925</text:p>
          </table:table-cell>
          <table:table-cell office:value-type="float" office:value="9.114737544178972" table:style-name="ce18">
            <text:p>9.11</text:p>
          </table:table-cell>
          <table:table-cell office:value-type="float" office:value="31747" table:style-name="ce17">
            <text:p>31,747</text:p>
          </table:table-cell>
          <table:table-cell office:value-type="float" office:value="16660" table:style-name="ce17">
            <text:p>16,660</text:p>
          </table:table-cell>
          <table:table-cell office:value-type="float" office:value="15087" table:style-name="ce17">
            <text:p>15,087</text:p>
          </table:table-cell>
          <table:table-cell office:value-type="float" office:value="9.894531469141727" table:style-name="ce18">
            <text:p>9.89</text:p>
          </table:table-cell>
          <table:table-cell office:value-type="float" office:value="16203" table:style-name="ce17">
            <text:p>16,203</text:p>
          </table:table-cell>
          <table:table-cell office:value-type="float" office:value="8520" table:style-name="ce17">
            <text:p>8,520</text:p>
          </table:table-cell>
          <table:table-cell office:value-type="float" office:value="7683" table:style-name="ce17">
            <text:p>7,683</text:p>
          </table:table-cell>
          <table:table-cell office:value-type="float" office:value="5.0499604181341047" table:style-name="ce18">
            <text:p>5.05</text:p>
          </table:table-cell>
          <table:table-cell office:value-type="float" office:value="268915" table:style-name="ce17">
            <text:p>268,915</text:p>
          </table:table-cell>
          <table:table-cell office:value-type="float" office:value="134860" table:style-name="ce17">
            <text:p>134,860</text:p>
          </table:table-cell>
          <table:table-cell office:value-type="float" office:value="134055" table:style-name="ce17">
            <text:p>134,055</text:p>
          </table:table-cell>
          <table:table-cell office:value-type="float" office:value="83.812263521726393" table:style-name="ce18">
            <text:p>83.81</text:p>
          </table:table-cell>
          <table:table-cell office:value-type="float" office:value="59268" table:style-name="ce17">
            <text:p>59,268</text:p>
          </table:table-cell>
          <table:table-cell office:value-type="float" office:value="27201" table:style-name="ce17">
            <text:p>27,201</text:p>
          </table:table-cell>
          <table:table-cell office:value-type="float" office:value="32067" table:style-name="ce17">
            <text:p>32,067</text:p>
          </table:table-cell>
          <table:table-cell office:value-type="float" office:value="18.471952975496645" table:style-name="ce18">
            <text:p>18.47</text:p>
          </table:table-cell>
          <table:table-cell table:number-columns-repeated="16352"/>
        </table:table-row>
        <table:table-row table:style-name="ro7">
          <table:table-cell office:value-type="string" table:style-name="ce16">
            <text:p>澎湖縣</text:p>
          </table:table-cell>
          <table:table-cell office:value-type="float" office:value="106225" table:style-name="ce17">
            <text:p>106,225</text:p>
          </table:table-cell>
          <table:table-cell office:value-type="float" office:value="54621" table:style-name="ce17">
            <text:p>54,621</text:p>
          </table:table-cell>
          <table:table-cell office:value-type="float" office:value="51604" table:style-name="ce17">
            <text:p>51,604</text:p>
          </table:table-cell>
          <table:table-cell office:value-type="float" office:value="4198" table:style-name="ce17">
            <text:p>4,198</text:p>
          </table:table-cell>
          <table:table-cell office:value-type="float" office:value="2195" table:style-name="ce17">
            <text:p>2,195</text:p>
          </table:table-cell>
          <table:table-cell office:value-type="float" office:value="2003" table:style-name="ce17">
            <text:p>2,003</text:p>
          </table:table-cell>
          <table:table-cell office:value-type="float" office:value="3.9519887032242877" table:style-name="ce18">
            <text:p>3.95</text:p>
          </table:table-cell>
          <table:table-cell office:value-type="float" office:value="5595" table:style-name="ce17">
            <text:p>5,595</text:p>
          </table:table-cell>
          <table:table-cell office:value-type="float" office:value="2938" table:style-name="ce17">
            <text:p>2,938</text:p>
          </table:table-cell>
          <table:table-cell office:value-type="float" office:value="2657" table:style-name="ce17">
            <text:p>2,657</text:p>
          </table:table-cell>
          <table:table-cell office:value-type="float" office:value="5.2671216756883972" table:style-name="ce19">
            <text:p>5.27</text:p>
          </table:table-cell>
          <table:table-cell office:value-type="float" office:value="8820" table:style-name="ce17">
            <text:p>8,820</text:p>
          </table:table-cell>
          <table:table-cell office:value-type="float" office:value="4626" table:style-name="ce17">
            <text:p>4,626</text:p>
          </table:table-cell>
          <table:table-cell office:value-type="float" office:value="4194" table:style-name="ce17">
            <text:p>4,194</text:p>
          </table:table-cell>
          <table:table-cell office:value-type="float" office:value="8.3031301482701814" table:style-name="ce18">
            <text:p>8.30</text:p>
          </table:table-cell>
          <table:table-cell office:value-type="float" office:value="9427" table:style-name="ce17">
            <text:p>9,427</text:p>
          </table:table-cell>
          <table:table-cell office:value-type="float" office:value="4941" table:style-name="ce17">
            <text:p>4,941</text:p>
          </table:table-cell>
          <table:table-cell office:value-type="float" office:value="4486" table:style-name="ce17">
            <text:p>4,486</text:p>
          </table:table-cell>
          <table:table-cell office:value-type="float" office:value="8.8745587196987525" table:style-name="ce18">
            <text:p>8.87</text:p>
          </table:table-cell>
          <table:table-cell office:value-type="float" office:value="4290" table:style-name="ce17">
            <text:p>4,290</text:p>
          </table:table-cell>
          <table:table-cell office:value-type="float" office:value="2229" table:style-name="ce17">
            <text:p>2,229</text:p>
          </table:table-cell>
          <table:table-cell office:value-type="float" office:value="2061" table:style-name="ce17">
            <text:p>2,061</text:p>
          </table:table-cell>
          <table:table-cell office:value-type="float" office:value="4.0385973170157685" table:style-name="ce18">
            <text:p>4.04</text:p>
          </table:table-cell>
          <table:table-cell office:value-type="float" office:value="90552" table:style-name="ce17">
            <text:p>90,552</text:p>
          </table:table-cell>
          <table:table-cell office:value-type="float" office:value="46373" table:style-name="ce17">
            <text:p>46,373</text:p>
          </table:table-cell>
          <table:table-cell office:value-type="float" office:value="44179" table:style-name="ce17">
            <text:p>44,179</text:p>
          </table:table-cell>
          <table:table-cell office:value-type="float" office:value="85.245469522240526" table:style-name="ce18">
            <text:p>85.25</text:p>
          </table:table-cell>
          <table:table-cell office:value-type="float" office:value="18935" table:style-name="ce17">
            <text:p>18,935</text:p>
          </table:table-cell>
          <table:table-cell office:value-type="float" office:value="8848" table:style-name="ce17">
            <text:p>8,848</text:p>
          </table:table-cell>
          <table:table-cell office:value-type="float" office:value="10087" table:style-name="ce17">
            <text:p>10,087</text:p>
          </table:table-cell>
          <table:table-cell office:value-type="float" office:value="17.825370675453048" table:style-name="ce18">
            <text:p>17.83</text:p>
          </table:table-cell>
          <table:table-cell table:number-columns-repeated="16352"/>
        </table:table-row>
        <table:table-row table:style-name="ro6">
          <table:table-cell office:value-type="string" table:style-name="ce16">
            <text:p>基隆市</text:p>
          </table:table-cell>
          <table:table-cell office:value-type="float" office:value="363091" table:style-name="ce17">
            <text:p>363,091</text:p>
          </table:table-cell>
          <table:table-cell office:value-type="float" office:value="181074" table:style-name="ce17">
            <text:p>181,074</text:p>
          </table:table-cell>
          <table:table-cell office:value-type="float" office:value="182017" table:style-name="ce17">
            <text:p>182,017</text:p>
          </table:table-cell>
          <table:table-cell office:value-type="float" office:value="10082" table:style-name="ce17">
            <text:p>10,082</text:p>
          </table:table-cell>
          <table:table-cell office:value-type="float" office:value="5261" table:style-name="ce17">
            <text:p>5,261</text:p>
          </table:table-cell>
          <table:table-cell office:value-type="float" office:value="4821" table:style-name="ce17">
            <text:p>4,821</text:p>
          </table:table-cell>
          <table:table-cell office:value-type="float" office:value="2.7767143773874867" table:style-name="ce18">
            <text:p>2.78</text:p>
          </table:table-cell>
          <table:table-cell office:value-type="float" office:value="15469" table:style-name="ce17">
            <text:p>15,469</text:p>
          </table:table-cell>
          <table:table-cell office:value-type="float" office:value="8050" table:style-name="ce17">
            <text:p>8,050</text:p>
          </table:table-cell>
          <table:table-cell office:value-type="float" office:value="7419" table:style-name="ce17">
            <text:p>7,419</text:p>
          </table:table-cell>
          <table:table-cell office:value-type="float" office:value="4.260364481631326" table:style-name="ce19">
            <text:p>4.26</text:p>
          </table:table-cell>
          <table:table-cell office:value-type="float" office:value="28375" table:style-name="ce17">
            <text:p>28,375</text:p>
          </table:table-cell>
          <table:table-cell office:value-type="float" office:value="14688" table:style-name="ce17">
            <text:p>14,688</text:p>
          </table:table-cell>
          <table:table-cell office:value-type="float" office:value="13687" table:style-name="ce17">
            <text:p>13,687</text:p>
          </table:table-cell>
          <table:table-cell office:value-type="float" office:value="7.8148453142600616" table:style-name="ce18">
            <text:p>7.81</text:p>
          </table:table-cell>
          <table:table-cell office:value-type="float" office:value="30920" table:style-name="ce17">
            <text:p>30,920</text:p>
          </table:table-cell>
          <table:table-cell office:value-type="float" office:value="15965" table:style-name="ce17">
            <text:p>15,965</text:p>
          </table:table-cell>
          <table:table-cell office:value-type="float" office:value="14955" table:style-name="ce17">
            <text:p>14,955</text:p>
          </table:table-cell>
          <table:table-cell office:value-type="float" office:value="8.5157715283496422" table:style-name="ce18">
            <text:p>8.52</text:p>
          </table:table-cell>
          <table:table-cell office:value-type="float" office:value="16849" table:style-name="ce17">
            <text:p>16,849</text:p>
          </table:table-cell>
          <table:table-cell office:value-type="float" office:value="8747" table:style-name="ce17">
            <text:p>8,747</text:p>
          </table:table-cell>
          <table:table-cell office:value-type="float" office:value="8102" table:style-name="ce17">
            <text:p>8,102</text:p>
          </table:table-cell>
          <table:table-cell office:value-type="float" office:value="4.6404344916288203" table:style-name="ce18">
            <text:p>4.64</text:p>
          </table:table-cell>
          <table:table-cell office:value-type="float" office:value="311158" table:style-name="ce17">
            <text:p>311,158</text:p>
          </table:table-cell>
          <table:table-cell office:value-type="float" office:value="154080" table:style-name="ce17">
            <text:p>154,080</text:p>
          </table:table-cell>
          <table:table-cell office:value-type="float" office:value="157078" table:style-name="ce17">
            <text:p>157,078</text:p>
          </table:table-cell>
          <table:table-cell office:value-type="float" office:value="85.69697403681171" table:style-name="ce18">
            <text:p>85.70</text:p>
          </table:table-cell>
          <table:table-cell office:value-type="float" office:value="67671" table:style-name="ce17">
            <text:p>67,671</text:p>
          </table:table-cell>
          <table:table-cell office:value-type="float" office:value="30489" table:style-name="ce17">
            <text:p>30,489</text:p>
          </table:table-cell>
          <table:table-cell office:value-type="float" office:value="37182" table:style-name="ce17">
            <text:p>37,182</text:p>
          </table:table-cell>
          <table:table-cell office:value-type="float" office:value="18.637476555464058" table:style-name="ce18">
            <text:p>18.64</text:p>
          </table:table-cell>
          <table:table-cell table:number-columns-repeated="16352"/>
        </table:table-row>
        <table:table-row table:style-name="ro7">
          <table:table-cell office:value-type="string" table:style-name="ce16">
            <text:p>新竹市</text:p>
          </table:table-cell>
          <table:table-cell office:value-type="float" office:value="452055" table:style-name="ce17">
            <text:p>452,055</text:p>
          </table:table-cell>
          <table:table-cell office:value-type="float" office:value="223361" table:style-name="ce17">
            <text:p>223,361</text:p>
          </table:table-cell>
          <table:table-cell office:value-type="float" office:value="228694" table:style-name="ce17">
            <text:p>228,694</text:p>
          </table:table-cell>
          <table:table-cell office:value-type="float" office:value="21115" table:style-name="ce17">
            <text:p>21,115</text:p>
          </table:table-cell>
          <table:table-cell office:value-type="float" office:value="10944" table:style-name="ce17">
            <text:p>10,944</text:p>
          </table:table-cell>
          <table:table-cell office:value-type="float" office:value="10171" table:style-name="ce17">
            <text:p>10,171</text:p>
          </table:table-cell>
          <table:table-cell office:value-type="float" office:value="4.6708918162612951" table:style-name="ce18">
            <text:p>4.67</text:p>
          </table:table-cell>
          <table:table-cell office:value-type="float" office:value="32174" table:style-name="ce17">
            <text:p>32,174</text:p>
          </table:table-cell>
          <table:table-cell office:value-type="float" office:value="16623" table:style-name="ce17">
            <text:p>16,623</text:p>
          </table:table-cell>
          <table:table-cell office:value-type="float" office:value="15551" table:style-name="ce17">
            <text:p>15,551</text:p>
          </table:table-cell>
          <table:table-cell office:value-type="float" office:value="7.1172755527535365" table:style-name="ce19">
            <text:p>7.12</text:p>
          </table:table-cell>
          <table:table-cell office:value-type="float" office:value="59796" table:style-name="ce17">
            <text:p>59,796</text:p>
          </table:table-cell>
          <table:table-cell office:value-type="float" office:value="31034" table:style-name="ce17">
            <text:p>31,034</text:p>
          </table:table-cell>
          <table:table-cell office:value-type="float" office:value="28762" table:style-name="ce17">
            <text:p>28,762</text:p>
          </table:table-cell>
          <table:table-cell office:value-type="float" office:value="13.227593987457279" table:style-name="ce18">
            <text:p>13.23</text:p>
          </table:table-cell>
          <table:table-cell office:value-type="float" office:value="64939" table:style-name="ce17">
            <text:p>64,939</text:p>
          </table:table-cell>
          <table:table-cell office:value-type="float" office:value="33692" table:style-name="ce17">
            <text:p>33,692</text:p>
          </table:table-cell>
          <table:table-cell office:value-type="float" office:value="31247" table:style-name="ce17">
            <text:p>31,247</text:p>
          </table:table-cell>
          <table:table-cell office:value-type="float" office:value="14.365287409717844" table:style-name="ce18">
            <text:p>14.37</text:p>
          </table:table-cell>
          <table:table-cell office:value-type="float" office:value="29507" table:style-name="ce17">
            <text:p>29,507</text:p>
          </table:table-cell>
          <table:table-cell office:value-type="float" office:value="15472" table:style-name="ce17">
            <text:p>15,472</text:p>
          </table:table-cell>
          <table:table-cell office:value-type="float" office:value="14035" table:style-name="ce17">
            <text:p>14,035</text:p>
          </table:table-cell>
          <table:table-cell office:value-type="float" office:value="6.5273030936501097" table:style-name="ce18">
            <text:p>6.53</text:p>
          </table:table-cell>
          <table:table-cell office:value-type="float" office:value="353013" table:style-name="ce17">
            <text:p>353,013</text:p>
          </table:table-cell>
          <table:table-cell office:value-type="float" office:value="171748" table:style-name="ce17">
            <text:p>171,748</text:p>
          </table:table-cell>
          <table:table-cell office:value-type="float" office:value="181265" table:style-name="ce17">
            <text:p>181,265</text:p>
          </table:table-cell>
          <table:table-cell office:value-type="float" office:value="78.090719049673169" table:style-name="ce18">
            <text:p>78.09</text:p>
          </table:table-cell>
          <table:table-cell office:value-type="float" office:value="61979" table:style-name="ce17">
            <text:p>61,979</text:p>
          </table:table-cell>
          <table:table-cell office:value-type="float" office:value="27396" table:style-name="ce17">
            <text:p>27,396</text:p>
          </table:table-cell>
          <table:table-cell office:value-type="float" office:value="34583" table:style-name="ce17">
            <text:p>34,583</text:p>
          </table:table-cell>
          <table:table-cell office:value-type="float" office:value="13.710499828560685" table:style-name="ce18">
            <text:p>13.71</text:p>
          </table:table-cell>
          <table:table-cell table:number-columns-repeated="16352"/>
        </table:table-row>
        <table:table-row table:style-name="ro7">
          <table:table-cell office:value-type="string" table:style-name="ce16">
            <text:p>嘉義市</text:p>
          </table:table-cell>
          <table:table-cell office:value-type="float" office:value="264344" table:style-name="ce17">
            <text:p>264,344</text:p>
          </table:table-cell>
          <table:table-cell office:value-type="float" office:value="127563" table:style-name="ce17">
            <text:p>127,563</text:p>
          </table:table-cell>
          <table:table-cell office:value-type="float" office:value="136781" table:style-name="ce17">
            <text:p>136,781</text:p>
          </table:table-cell>
          <table:table-cell office:value-type="float" office:value="8915" table:style-name="ce17">
            <text:p>8,915</text:p>
          </table:table-cell>
          <table:table-cell office:value-type="float" office:value="4632" table:style-name="ce17">
            <text:p>4,632</text:p>
          </table:table-cell>
          <table:table-cell office:value-type="float" office:value="4283" table:style-name="ce17">
            <text:p>4,283</text:p>
          </table:table-cell>
          <table:table-cell office:value-type="float" office:value="3.3724994703870714" table:style-name="ce18">
            <text:p>3.37</text:p>
          </table:table-cell>
          <table:table-cell office:value-type="float" office:value="13916" table:style-name="ce17">
            <text:p>13,916</text:p>
          </table:table-cell>
          <table:table-cell office:value-type="float" office:value="7135" table:style-name="ce17">
            <text:p>7,135</text:p>
          </table:table-cell>
          <table:table-cell office:value-type="float" office:value="6781" table:style-name="ce17">
            <text:p>6,781</text:p>
          </table:table-cell>
          <table:table-cell office:value-type="float" office:value="5.2643525103652822" table:style-name="ce19">
            <text:p>5.26</text:p>
          </table:table-cell>
          <table:table-cell office:value-type="float" office:value="26444" table:style-name="ce17">
            <text:p>26,444</text:p>
          </table:table-cell>
          <table:table-cell office:value-type="float" office:value="13719" table:style-name="ce17">
            <text:p>13,719</text:p>
          </table:table-cell>
          <table:table-cell office:value-type="float" office:value="12725" table:style-name="ce17">
            <text:p>12,725</text:p>
          </table:table-cell>
          <table:table-cell office:value-type="float" office:value="10.003631631510457" table:style-name="ce18">
            <text:p>10.00</text:p>
          </table:table-cell>
          <table:table-cell office:value-type="float" office:value="29017" table:style-name="ce17">
            <text:p>29,017</text:p>
          </table:table-cell>
          <table:table-cell office:value-type="float" office:value="15068" table:style-name="ce17">
            <text:p>15,068</text:p>
          </table:table-cell>
          <table:table-cell office:value-type="float" office:value="13949" table:style-name="ce17">
            <text:p>13,949</text:p>
          </table:table-cell>
          <table:table-cell office:value-type="float" office:value="10.976984535302485" table:style-name="ce18">
            <text:p>10.98</text:p>
          </table:table-cell>
          <table:table-cell office:value-type="float" office:value="15643" table:style-name="ce17">
            <text:p>15,643</text:p>
          </table:table-cell>
          <table:table-cell office:value-type="float" office:value="8187" table:style-name="ce17">
            <text:p>8,187</text:p>
          </table:table-cell>
          <table:table-cell office:value-type="float" office:value="7456" table:style-name="ce17">
            <text:p>7,456</text:p>
          </table:table-cell>
          <table:table-cell office:value-type="float" office:value="5.9176678872983688" table:style-name="ce18">
            <text:p>5.92</text:p>
          </table:table-cell>
          <table:table-cell office:value-type="float" office:value="216387" table:style-name="ce17">
            <text:p>216,387</text:p>
          </table:table-cell>
          <table:table-cell office:value-type="float" office:value="102580" table:style-name="ce17">
            <text:p>102,580</text:p>
          </table:table-cell>
          <table:table-cell office:value-type="float" office:value="113807" table:style-name="ce17">
            <text:p>113,807</text:p>
          </table:table-cell>
          <table:table-cell office:value-type="float" office:value="81.858109130526884" table:style-name="ce18">
            <text:p>81.86</text:p>
          </table:table-cell>
          <table:table-cell office:value-type="float" office:value="45334" table:style-name="ce17">
            <text:p>45,334</text:p>
          </table:table-cell>
          <table:table-cell office:value-type="float" office:value="19930" table:style-name="ce17">
            <text:p>19,930</text:p>
          </table:table-cell>
          <table:table-cell office:value-type="float" office:value="25404" table:style-name="ce17">
            <text:p>25,404</text:p>
          </table:table-cell>
          <table:table-cell office:value-type="float" office:value="17.14962321823079" table:style-name="ce18">
            <text:p>17.15</text:p>
          </table:table-cell>
          <table:table-cell table:number-columns-repeated="16352"/>
        </table:table-row>
        <table:table-row table:style-name="ro6">
          <table:table-cell office:value-type="string" table:style-name="ce12">
            <text:p>福建省</text:p>
          </table:table-cell>
          <table:table-cell office:value-type="float" office:value="154843" table:style-name="ce13">
            <text:p>154,843</text:p>
          </table:table-cell>
          <table:table-cell office:value-type="float" office:value="78196" table:style-name="ce13">
            <text:p>78,196</text:p>
          </table:table-cell>
          <table:table-cell office:value-type="float" office:value="76647" table:style-name="ce13">
            <text:p>76,647</text:p>
          </table:table-cell>
          <table:table-cell office:value-type="float" office:value="5089" table:style-name="ce13">
            <text:p>5,089</text:p>
          </table:table-cell>
          <table:table-cell office:value-type="float" office:value="2626" table:style-name="ce13">
            <text:p>2,626</text:p>
          </table:table-cell>
          <table:table-cell office:value-type="float" office:value="2463" table:style-name="ce13">
            <text:p>2,463</text:p>
          </table:table-cell>
          <table:table-cell office:value-type="float" office:value="3.2865547683782927" table:style-name="ce14">
            <text:p>3.29</text:p>
          </table:table-cell>
          <table:table-cell office:value-type="float" office:value="6908" table:style-name="ce13">
            <text:p>6,908</text:p>
          </table:table-cell>
          <table:table-cell office:value-type="float" office:value="3581" table:style-name="ce13">
            <text:p>3,581</text:p>
          </table:table-cell>
          <table:table-cell office:value-type="float" office:value="3327" table:style-name="ce13">
            <text:p>3,327</text:p>
          </table:table-cell>
          <table:table-cell office:value-type="float" office:value="4.4612930516716931" table:style-name="ce15">
            <text:p>4.46</text:p>
          </table:table-cell>
          <table:table-cell office:value-type="float" office:value="11170" table:style-name="ce13">
            <text:p>11,170</text:p>
          </table:table-cell>
          <table:table-cell office:value-type="float" office:value="5836" table:style-name="ce13">
            <text:p>5,836</text:p>
          </table:table-cell>
          <table:table-cell office:value-type="float" office:value="5334" table:style-name="ce13">
            <text:p>5,334</text:p>
          </table:table-cell>
          <table:table-cell office:value-type="float" office:value="7.2137584521095564" table:style-name="ce14">
            <text:p>7.21</text:p>
          </table:table-cell>
          <table:table-cell office:value-type="float" office:value="11953" table:style-name="ce13">
            <text:p>11,953</text:p>
          </table:table-cell>
          <table:table-cell office:value-type="float" office:value="6230" table:style-name="ce13">
            <text:p>6,230</text:p>
          </table:table-cell>
          <table:table-cell office:value-type="float" office:value="5723" table:style-name="ce13">
            <text:p>5,723</text:p>
          </table:table-cell>
          <table:table-cell office:value-type="float" office:value="7.719431940739975" table:style-name="ce14">
            <text:p>7.72</text:p>
          </table:table-cell>
          <table:table-cell office:value-type="float" office:value="5396" table:style-name="ce13">
            <text:p>5,396</text:p>
          </table:table-cell>
          <table:table-cell office:value-type="float" office:value="2825" table:style-name="ce13">
            <text:p>2,825</text:p>
          </table:table-cell>
          <table:table-cell office:value-type="float" office:value="2571" table:style-name="ce13">
            <text:p>2,571</text:p>
          </table:table-cell>
          <table:table-cell office:value-type="float" office:value="3.4848201081095045" table:style-name="ce14">
            <text:p>3.48</text:p>
          </table:table-cell>
          <table:table-cell office:value-type="float" office:value="134886" table:style-name="ce13">
            <text:p>134,886</text:p>
          </table:table-cell>
          <table:table-cell office:value-type="float" office:value="67748" table:style-name="ce13">
            <text:p>67,748</text:p>
          </table:table-cell>
          <table:table-cell office:value-type="float" office:value="67138" table:style-name="ce13">
            <text:p>67,138</text:p>
          </table:table-cell>
          <table:table-cell office:value-type="float" office:value="87.11146128659351" table:style-name="ce14">
            <text:p>87.11</text:p>
          </table:table-cell>
          <table:table-cell office:value-type="float" office:value="23788" table:style-name="ce13">
            <text:p>23,788</text:p>
          </table:table-cell>
          <table:table-cell office:value-type="float" office:value="11536" table:style-name="ce13">
            <text:p>11,536</text:p>
          </table:table-cell>
          <table:table-cell office:value-type="float" office:value="12252" table:style-name="ce13">
            <text:p>12,252</text:p>
          </table:table-cell>
          <table:table-cell office:value-type="float" office:value="15.362657659694012" table:style-name="ce14">
            <text:p>15.36</text:p>
          </table:table-cell>
          <table:table-cell table:number-columns-repeated="16352"/>
        </table:table-row>
        <table:table-row table:style-name="ro6">
          <table:table-cell office:value-type="string" table:style-name="ce16">
            <text:p>金門縣</text:p>
          </table:table-cell>
          <table:table-cell office:value-type="float" office:value="141181" table:style-name="ce17">
            <text:p>141,181</text:p>
          </table:table-cell>
          <table:table-cell office:value-type="float" office:value="70267" table:style-name="ce17">
            <text:p>70,267</text:p>
          </table:table-cell>
          <table:table-cell office:value-type="float" office:value="70914" table:style-name="ce17">
            <text:p>70,914</text:p>
          </table:table-cell>
          <table:table-cell office:value-type="float" office:value="4533" table:style-name="ce17">
            <text:p>4,533</text:p>
          </table:table-cell>
          <table:table-cell office:value-type="float" office:value="2325" table:style-name="ce17">
            <text:p>2,325</text:p>
          </table:table-cell>
          <table:table-cell office:value-type="float" office:value="2208" table:style-name="ce17">
            <text:p>2,208</text:p>
          </table:table-cell>
          <table:table-cell office:value-type="float" office:value="3.2107719877320604" table:style-name="ce18">
            <text:p>3.21</text:p>
          </table:table-cell>
          <table:table-cell office:value-type="float" office:value="6163" table:style-name="ce17">
            <text:p>6,163</text:p>
          </table:table-cell>
          <table:table-cell office:value-type="float" office:value="3170" table:style-name="ce17">
            <text:p>3,170</text:p>
          </table:table-cell>
          <table:table-cell office:value-type="float" office:value="2993" table:style-name="ce17">
            <text:p>2,993</text:p>
          </table:table-cell>
          <table:table-cell office:value-type="float" office:value="4.3653182793718699" table:style-name="ce19">
            <text:p>4.37</text:p>
          </table:table-cell>
          <table:table-cell office:value-type="float" office:value="9971" table:style-name="ce17">
            <text:p>9,971</text:p>
          </table:table-cell>
          <table:table-cell office:value-type="float" office:value="5192" table:style-name="ce17">
            <text:p>5,192</text:p>
          </table:table-cell>
          <table:table-cell office:value-type="float" office:value="4779" table:style-name="ce17">
            <text:p>4,779</text:p>
          </table:table-cell>
          <table:table-cell office:value-type="float" office:value="7.0625650760371448" table:style-name="ce18">
            <text:p>7.06</text:p>
          </table:table-cell>
          <table:table-cell office:value-type="float" office:value="10679" table:style-name="ce17">
            <text:p>10,679</text:p>
          </table:table-cell>
          <table:table-cell office:value-type="float" office:value="5543" table:style-name="ce17">
            <text:p>5,543</text:p>
          </table:table-cell>
          <table:table-cell office:value-type="float" office:value="5136" table:style-name="ce17">
            <text:p>5,136</text:p>
          </table:table-cell>
          <table:table-cell office:value-type="float" office:value="7.5640489867616747" table:style-name="ce18">
            <text:p>7.56</text:p>
          </table:table-cell>
          <table:table-cell office:value-type="float" office:value="4872" table:style-name="ce17">
            <text:p>4,872</text:p>
          </table:table-cell>
          <table:table-cell office:value-type="float" office:value="2539" table:style-name="ce17">
            <text:p>2,539</text:p>
          </table:table-cell>
          <table:table-cell office:value-type="float" office:value="2333" table:style-name="ce17">
            <text:p>2,333</text:p>
          </table:table-cell>
          <table:table-cell office:value-type="float" office:value="3.4508892839688063" table:style-name="ce18">
            <text:p>3.45</text:p>
          </table:table-cell>
          <table:table-cell office:value-type="float" office:value="123197" table:style-name="ce17">
            <text:p>123,197</text:p>
          </table:table-cell>
          <table:table-cell office:value-type="float" office:value="60892" table:style-name="ce17">
            <text:p>60,892</text:p>
          </table:table-cell>
          <table:table-cell office:value-type="float" office:value="62305" table:style-name="ce17">
            <text:p>62,305</text:p>
          </table:table-cell>
          <table:table-cell office:value-type="float" office:value="87.261742019110216" table:style-name="ce18">
            <text:p>87.26</text:p>
          </table:table-cell>
          <table:table-cell office:value-type="float" office:value="21934" table:style-name="ce17">
            <text:p>21,934</text:p>
          </table:table-cell>
          <table:table-cell office:value-type="float" office:value="10520" table:style-name="ce17">
            <text:p>10,520</text:p>
          </table:table-cell>
          <table:table-cell office:value-type="float" office:value="11414" table:style-name="ce17">
            <text:p>11,414</text:p>
          </table:table-cell>
          <table:table-cell office:value-type="float" office:value="15.536084883943307" table:style-name="ce18">
            <text:p>15.54</text:p>
          </table:table-cell>
          <table:table-cell table:number-columns-repeated="16352"/>
        </table:table-row>
        <table:table-row table:style-name="ro7">
          <table:table-cell office:value-type="string" table:style-name="ce16">
            <text:p>連江縣</text:p>
          </table:table-cell>
          <table:table-cell office:value-type="float" office:value="13662" table:style-name="ce17">
            <text:p>13,662</text:p>
          </table:table-cell>
          <table:table-cell office:value-type="float" office:value="7929" table:style-name="ce17">
            <text:p>7,929</text:p>
          </table:table-cell>
          <table:table-cell office:value-type="float" office:value="5733" table:style-name="ce17">
            <text:p>5,733</text:p>
          </table:table-cell>
          <table:table-cell office:value-type="float" office:value="556" table:style-name="ce17">
            <text:p>556</text:p>
          </table:table-cell>
          <table:table-cell office:value-type="float" office:value="301" table:style-name="ce17">
            <text:p>301</text:p>
          </table:table-cell>
          <table:table-cell office:value-type="float" office:value="255" table:style-name="ce17">
            <text:p>255</text:p>
          </table:table-cell>
          <table:table-cell office:value-type="float" office:value="4.0696823305518954" table:style-name="ce18">
            <text:p>4.07</text:p>
          </table:table-cell>
          <table:table-cell office:value-type="float" office:value="745" table:style-name="ce17">
            <text:p>745</text:p>
          </table:table-cell>
          <table:table-cell office:value-type="float" office:value="411" table:style-name="ce17">
            <text:p>411</text:p>
          </table:table-cell>
          <table:table-cell office:value-type="float" office:value="334" table:style-name="ce17">
            <text:p>334</text:p>
          </table:table-cell>
          <table:table-cell office:value-type="float" office:value="5.4530815400380623" table:style-name="ce19">
            <text:p>5.45</text:p>
          </table:table-cell>
          <table:table-cell office:value-type="float" office:value="1199" table:style-name="ce17">
            <text:p>1,199</text:p>
          </table:table-cell>
          <table:table-cell office:value-type="float" office:value="644" table:style-name="ce17">
            <text:p>644</text:p>
          </table:table-cell>
          <table:table-cell office:value-type="float" office:value="555" table:style-name="ce17">
            <text:p>555</text:p>
          </table:table-cell>
          <table:table-cell office:value-type="float" office:value="8.7761674718196456" table:style-name="ce18">
            <text:p>8.78</text:p>
          </table:table-cell>
          <table:table-cell office:value-type="float" office:value="1274" table:style-name="ce17">
            <text:p>1,274</text:p>
          </table:table-cell>
          <table:table-cell office:value-type="float" office:value="687" table:style-name="ce17">
            <text:p>687</text:p>
          </table:table-cell>
          <table:table-cell office:value-type="float" office:value="587" table:style-name="ce17">
            <text:p>587</text:p>
          </table:table-cell>
          <table:table-cell office:value-type="float" office:value="9.3251354120919334" table:style-name="ce18">
            <text:p>9.33</text:p>
          </table:table-cell>
          <table:table-cell office:value-type="float" office:value="524" table:style-name="ce17">
            <text:p>524</text:p>
          </table:table-cell>
          <table:table-cell office:value-type="float" office:value="286" table:style-name="ce17">
            <text:p>286</text:p>
          </table:table-cell>
          <table:table-cell office:value-type="float" office:value="238" table:style-name="ce17">
            <text:p>238</text:p>
          </table:table-cell>
          <table:table-cell office:value-type="float" office:value="3.8354560093690528" table:style-name="ce18">
            <text:p>3.84</text:p>
          </table:table-cell>
          <table:table-cell office:value-type="float" office:value="11689" table:style-name="ce17">
            <text:p>11,689</text:p>
          </table:table-cell>
          <table:table-cell office:value-type="float" office:value="6856" table:style-name="ce17">
            <text:p>6,856</text:p>
          </table:table-cell>
          <table:table-cell office:value-type="float" office:value="4833" table:style-name="ce17">
            <text:p>4,833</text:p>
          </table:table-cell>
          <table:table-cell office:value-type="float" office:value="85.558483384570337" table:style-name="ce18">
            <text:p>85.56</text:p>
          </table:table-cell>
          <table:table-cell office:value-type="float" office:value="1854" table:style-name="ce17">
            <text:p>1,854</text:p>
          </table:table-cell>
          <table:table-cell office:value-type="float" office:value="1016" table:style-name="ce17">
            <text:p>1,016</text:p>
          </table:table-cell>
          <table:table-cell office:value-type="float" office:value="838" table:style-name="ce17">
            <text:p>838</text:p>
          </table:table-cell>
          <table:table-cell office:value-type="float" office:value="13.570487483530963" table:style-name="ce18">
            <text:p>13.57</text:p>
          </table:table-cell>
          <table:table-cell table:number-columns-repeated="16352" table:style-name="ce20"/>
        </table:table-row>
        <table:table-row table:style-name="ro8">
          <table:table-cell table:style-name="ce21"/>
          <table:table-cell table:style-name="ce22"/>
          <table:table-cell table:number-columns-repeated="2" table:style-name="ce23"/>
          <table:table-cell table:style-name="ce22"/>
          <table:table-cell table:number-columns-repeated="2" table:style-name="ce23"/>
          <table:table-cell table:style-name="ce24"/>
          <table:table-cell table:style-name="ce22"/>
          <table:table-cell table:number-columns-repeated="2" table:style-name="ce23"/>
          <table:table-cell table:style-name="ce25"/>
          <table:table-cell table:style-name="ce22"/>
          <table:table-cell table:number-columns-repeated="2" table:style-name="ce23"/>
          <table:table-cell table:style-name="ce24"/>
          <table:table-cell table:style-name="ce22"/>
          <table:table-cell table:number-columns-repeated="2" table:style-name="ce23"/>
          <table:table-cell table:style-name="ce24"/>
          <table:table-cell table:style-name="ce22"/>
          <table:table-cell table:number-columns-repeated="2" table:style-name="ce23"/>
          <table:table-cell table:style-name="ce24"/>
          <table:table-cell table:style-name="ce22"/>
          <table:table-cell table:number-columns-repeated="2" table:style-name="ce23"/>
          <table:table-cell table:style-name="ce24"/>
          <table:table-cell table:style-name="ce22"/>
          <table:table-cell table:number-columns-repeated="2" table:style-name="ce23"/>
          <table:table-cell table:style-name="ce24"/>
          <table:table-cell table:number-columns-repeated="16352"/>
        </table:table-row>
        <table:table-row table:style-name="ro9">
          <table:table-cell office:value-type="string" table:style-name="ce26">
            <text:p>說明：本表各年齡結構指標項目係屬部分統計，各年齡指標欄位合計數不等於總人口數。</text:p>
          </table:table-cell>
          <table:table-cell table:number-columns-repeated="6" table:style-name="ce27"/>
          <table:table-cell table:number-columns-repeated="17" table:style-name="ce28"/>
          <table:table-cell table:number-columns-repeated="3" table:style-name="ce29"/>
          <table:table-cell table:number-columns-repeated="4" table:style-name="ce30"/>
          <table:table-cell office:value-type="string" table:style-name="ce31">
            <text:p><text:s text:c="16"/>內政部戶政司編製</text:p>
          </table:table-cell>
          <table:table-cell table:number-columns-repeated="16352"/>
        </table:table-row>
        <table:table-row table:number-rows-repeated="1048545" table:style-name="ro10">
          <table:table-cell table:number-columns-repeated="16384"/>
        </table:table-row>
        <table:named-expressions>
          <table:named-range table:name="Print_Area" table:cell-range-address="05-年齡結構.$A$1:05-年齡結構.$AF$31" table:base-cell-address="05-年齡結構.$A$1"/>
        </table:named-expressions>
      </table:table>
      <table:named-expressions>
        <table:named-expression table:name="\a" table:expression="of:=[.#REF!]" table:base-cell-address="05-年齡結構.$A$1"/>
        <table:named-expression table:name="\b" table:expression="of:=[.#REF!]" table:base-cell-address="05-年齡結構.$A$1"/>
        <table:named-expression table:name="NAME" table:expression="of:=[.#REF!]" table:base-cell-address="05-年齡結構.$A$1"/>
        <table:named-expression table:name="P_1" table:expression="of:=[.#REF!]" table:base-cell-address="05-年齡結構.$A$1"/>
        <table:named-expression table:name="P_11" table:expression="of:=[.#REF!]" table:base-cell-address="05-年齡結構.$A$1"/>
        <table:named-expression table:name="P_2" table:expression="of:=[.#REF!]" table:base-cell-address="05-年齡結構.$A$1"/>
        <table:named-expression table:name="Print_Area" table:expression="of:=[.#REF!]" table:base-cell-address="05-年齡結構.$A$1"/>
        <table:named-expression table:name="PRINT_AREA_MI" table:expression="of:=[.#REF!]" table:base-cell-address="05-年齡結構.$A$1"/>
        <table:named-expression table:name="rd_rf_f_97y_9802_data" table:expression="of:=[.#REF!]" table:base-cell-address="05-年齡結構.$A$1"/>
        <table:named-expression table:name="rd_rg_f_84y_97y_data" table:expression="of:=[.#REF!]" table:base-cell-address="05-年齡結構.$A$1"/>
        <table:named-expression table:name="rd_rg_f_9805_data" table:expression="of:=[.#REF!]" table:base-cell-address="05-年齡結構.$A$1"/>
        <table:named-expression table:name="rd_rg_f_9806_data" table:expression="of:=[.#REF!]" table:base-cell-address="05-年齡結構.$A$1"/>
        <table:named-expression table:name="rd_rg_f_9807_data" table:expression="of:=[.#REF!]" table:base-cell-address="05-年齡結構.$A$1"/>
        <table:named-expression table:name="rd_rg_f_9808_data" table:expression="of:=[.#REF!]" table:base-cell-address="05-年齡結構.$A$1"/>
        <table:named-expression table:name="rd_rg_f_98y_9803_data" table:expression="of:=[.#REF!]" table:base-cell-address="05-年齡結構.$A$1"/>
        <table:named-expression table:name="rd_rg_f_98y_9804_data" table:expression="of:=[.#REF!]" table:base-cell-address="05-年齡結構.$A$1"/>
        <table:named-expression table:name="rd_rg_q_84y_97y_data" table:expression="of:=[.#REF!]" table:base-cell-address="05-年齡結構.$A$1"/>
        <table:named-expression table:name="rd_rg_q_97y_9802_data" table:expression="of:=[.#REF!]" table:base-cell-address="05-年齡結構.$A$1"/>
        <table:named-expression table:name="rd_rg_q_9805_data" table:expression="of:=[.#REF!]" table:base-cell-address="05-年齡結構.$A$1"/>
        <table:named-expression table:name="rd_rg_q_9806_data" table:expression="of:=[.#REF!]" table:base-cell-address="05-年齡結構.$A$1"/>
        <table:named-expression table:name="rd_rg_q_9807_data" table:expression="of:=[.#REF!]" table:base-cell-address="05-年齡結構.$A$1"/>
        <table:named-expression table:name="rd_rg_q_9808_data" table:expression="of:=[.#REF!]" table:base-cell-address="05-年齡結構.$A$1"/>
        <table:named-expression table:name="rd_rg_q_98y_9803_data" table:expression="of:=[.#REF!]" table:base-cell-address="05-年齡結構.$A$1"/>
        <table:named-expression table:name="rd_rg_q_98y_9804_data" table:expression="of:=[.#REF!]" table:base-cell-address="05-年齡結構.$A$1"/>
        <table:named-expression table:name="rd_rg_q9607" table:expression="of:=[.#REF!]" table:base-cell-address="05-年齡結構.$A$1"/>
        <table:named-expression table:name="rd_t_84y_97y_data" table:expression="of:=[.#REF!]" table:base-cell-address="05-年齡結構.$A$1"/>
        <table:named-expression table:name="rd_t_97y_9802_data" table:expression="of:=[.#REF!]" table:base-cell-address="05-年齡結構.$A$1"/>
        <table:named-expression table:name="rd_t_9805_data" table:expression="of:=[.#REF!]" table:base-cell-address="05-年齡結構.$A$1"/>
        <table:named-expression table:name="rd_t_9806_data" table:expression="of:=[.#REF!]" table:base-cell-address="05-年齡結構.$A$1"/>
        <table:named-expression table:name="rd_t_9807_data" table:expression="of:=[.#REF!]" table:base-cell-address="05-年齡結構.$A$1"/>
        <table:named-expression table:name="rd_t_9808_data" table:expression="of:=[.#REF!]" table:base-cell-address="05-年齡結構.$A$1"/>
        <table:named-expression table:name="rd_t_98y_9803_data" table:expression="of:=[.#REF!]" table:base-cell-address="05-年齡結構.$A$1"/>
        <table:named-expression table:name="rd_t_98y_9804_data" table:expression="of:=[.#REF!]" table:base-cell-address="05-年齡結構.$A$1"/>
        <table:named-expression table:name="rd_t9607" table:expression="of:=[.#REF!]" table:base-cell-address="05-年齡結構.$A$1"/>
        <table:named-expression table:name="月底人口數" table:expression="of:=[.#REF!]" table:base-cell-address="05-年齡結構.$A$1"/>
        <table:named-expression table:name="出生" table:expression="of:=[.#REF!]" table:base-cell-address="05-年齡結構.$A$1"/>
        <table:named-expression table:name="死亡" table:expression="of:=[.#REF!]" table:base-cell-address="05-年齡結構.$A$1"/>
        <table:named-expression table:name="結婚" table:expression="of:=[.#REF!]" table:base-cell-address="05-年齡結構.$A$1"/>
        <table:named-expression table:name="鄰數戶數" table:expression="of:=[.#REF!]" table:base-cell-address="05-年齡結構.$A$1"/>
        <table:named-expression table:name="離婚" table:expression="of:=[.#REF!]" table:base-cell-address="05-年齡結構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微軟正黑體" svg:font-family="微軟正黑體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percentage-style style:name="N13">
      <number:number number:decimal-places="0" number:min-integer-digits="1"/>
      <number:text>%</number:text>
    </number:percentage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6P0">
      <number:number number:decimal-places="2" number:min-integer-digits="1" number:grouping="true"/>
    </number:number-style>
    <number:number-style style:name="N56P1">
      <number:text>–</number:text>
      <number:number number:decimal-places="2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6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0P2">
      <number:text> - </number:text>
    </number:text-style>
    <number:text-style style:name="N60">
      <number:text> </number:text>
      <number:text-content/>
      <number:text> </number:text>
      <style:map style:condition="value()&gt;0" style:apply-style-name="N60P0"/>
      <style:map style:condition="value()&lt;0" style:apply-style-name="N60P1"/>
      <style:map style:condition="value()=0" style:apply-style-name="N60P2"/>
    </number:text-style>
    <number:number-style style:name="N6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1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61P2">
      <number:text> - </number:text>
    </number:text-style>
    <number:text-style style:name="N61">
      <number:text> </number:text>
      <number:text-content/>
      <number:text> </number:text>
      <style:map style:condition="value()&gt;0" style:apply-style-name="N61P0"/>
      <style:map style:condition="value()&lt;0" style:apply-style-name="N61P1"/>
      <style:map style:condition="value()=0" style:apply-style-name="N61P2"/>
    </number:text-style>
    <number:number-style style:name="N62P0">
      <number:text> </number:text>
      <number:number number:decimal-places="2" number:min-integer-digits="1" number:grouping="true"/>
      <number:text> </number:text>
    </number:number-style>
    <number:number-style style:name="N62P1">
      <number:text>-</number:text>
      <number:number number:decimal-places="2" number:min-integer-digits="1" number:grouping="true"/>
      <number:text> </number:text>
    </number:number-style>
    <number:number-style style:name="N6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62">
      <number:text> </number:text>
      <number:text-content/>
      <number:text> </number:text>
      <style:map style:condition="value()&gt;0" style:apply-style-name="N62P0"/>
      <style:map style:condition="value()&lt;0" style:apply-style-name="N62P1"/>
      <style:map style:condition="value()=0" style:apply-style-name="N62P2"/>
    </number:text-style>
    <number:number-style style:name="N72P0">
      <number:number number:decimal-places="0" number:min-integer-digits="1" number:grouping="true"/>
    </number:number-style>
    <number:number-style style:name="N72P1">
      <number:text>–</number:text>
      <number:number number:decimal-places="0" number:min-integer-digits="1" number:grouping="true"/>
    </number:number-style>
    <number:text-style style:name="N72">
      <number:text>—</number:text>
      <style:map style:condition="value()&gt;0" style:apply-style-name="N72P0"/>
      <style:map style:condition="value()&lt;0" style:apply-style-name="N72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62">
      <style:text-properties style:font-name="新細明體" style:font-name-asian="新細明體" style:font-name-complex="新細明體" style:font-family-generic="roman"/>
    </style:style>
    <style:style style:name="_21315__20998__20301__32_3" style:display-name="千分位 3" style:family="table-cell" style:data-style-name="N35"/>
    <style:style style:name="_21315__20998__20301__32_4" style:display-name="千分位 4" style:family="table-cell" style:data-style-name="N35"/>
    <style:style style:name="_21315__20998__20301__91_0_93__32_2" style:display-name="千分位[0] 2" style:family="table-cell" style:data-style-name="N49"/>
    <style:style style:name="_21315__20998__20301__91_0_93__32_2_32_2" style:display-name="千分位[0] 2 2" style:family="table-cell" style:data-style-name="N33"/>
    <style:style style:name="_21315__20998__20301__91_0_93__32_2_32_3" style:display-name="千分位[0] 2 3" style:family="table-cell" style:data-style-name="N33"/>
    <style:style style:name="_21315__20998__20301__91_0_93__32_3" style:display-name="千分位[0] 3" style:family="table-cell" style:data-style-name="N60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61">
      <style:text-properties style:font-name="新細明體" style:font-name-asian="新細明體" style:font-name-complex="新細明體" style:font-family-generic="roman"/>
    </style:style>
    <style:style style:name="_21315__20998__20301__91_0_93__32_5" style:display-name="千分位[0] 5" style:family="table-cell" style:data-style-name="N33"/>
    <style:style style:name="_21315__20998__20301__91_0_93__32_6" style:display-name="千分位[0] 6" style:family="table-cell" style:data-style-name="N33"/>
    <style:style style:name="_30334__20998__27604__32_2" style:display-name="百分比 2" style:family="table-cell" style:data-style-name="N13"/>
  </office:styles>
  <office:automatic-styles>
    <style:page-layout style:name="pm1">
      <style:page-layout-properties fo:margin-top="0.511811023622047in" fo:margin-bottom="0.196850393700787in" fo:margin-left="0in" fo:margin-right="0in" style:print-orientation="landscape" style:print-page-order="ttb" style:first-page-number="continue" style:scale-to="49%" style:table-centering="horizontal" style:print="objects charts drawings"/>
      <style:header-style>
        <style:header-footer-properties fo:min-height="0.0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溫麗華</meta:initial-creator>
    <dc:creator>盧怡婷</dc:creator>
    <meta:creation-date>2019-06-04T12:02:08Z</meta:creation-date>
    <dc:date>2022-03-02T07:30:56Z</dc:date>
    <meta:print-date>2021-09-02T03:02:00Z</meta:print-date>
  </office:meta>
</office:document-meta>
</file>